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36"/>
    <style:style style:name="ce3" style:family="table-cell" style:parent-style-name="Default" style:data-style-name="N1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ce3"/>
        <table:table-column table:style-name="co3" table:default-cell-style-name="Default"/>
        <table:table-column table:style-name="co3" table:default-cell-style-name="ce4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_srednia</text:p>
          </table:table-cell>
          <table:table-cell office:value-type="string" calcext:value-type="string">
            <text:p>opady[l/m2]</text:p>
          </table:table-cell>
          <table:table-cell table:style-name="Default" office:value-type="string" calcext:value-type="string">
            <text:p>opad/parowanie</text:p>
          </table:table-cell>
          <table:table-cell table:style-name="Default" office:value-type="string" calcext:value-type="string">
            <text:p>parowanie(ubytek)</text:p>
          </table:table-cell>
          <table:table-cell office:value-type="string" calcext:value-type="string">
            <text:p>pozostalo</text:p>
          </table:table-cell>
          <table:table-cell table:style-name="Default" office:value-type="string" calcext:value-type="string">
            <text:p>czy podlac og.</text:p>
          </table:table-cell>
        </table:table-row>
        <table:table-row table:style-name="ro1">
          <table:table-cell office:value-type="date" office:date-value="2015-04-01" calcext:value-type="date">
            <text:p>1.04.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IFS([.C2]&gt;0;700*[.C2])" office:value-type="float" office:value="1400" calcext:value-type="float">
            <text:p>1400</text:p>
          </table:table-cell>
          <table:table-cell table:style-name="Default" table:formula="of:=COM.MICROSOFT.IFS([.C2]=0;0.03%*POWER([.B2];1.5)*25000)" office:value-type="string" office:string-value="" calcext:value-type="error">
            <text:p>#N/D</text:p>
          </table:table-cell>
          <table:table-cell office:value-type="float" office:value="25000" calcext:value-type="float">
            <text:p>25000</text:p>
          </table:table-cell>
          <table:table-cell table:formula="of:=AND([.B2]&gt;15;[.C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2" calcext:value-type="date">
            <text:p>2.04.20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IFS([.C3]&gt;0;700*[.C3])" office:value-type="float" office:value="4200" calcext:value-type="float">
            <text:p>4200</text:p>
          </table:table-cell>
          <table:table-cell table:style-name="Default" table:formula="of:=COM.MICROSOFT.IFS([.C3]=0;0.03%*POWER([.B3];1.5)*25000)" office:value-type="string" office:string-value="" calcext:value-type="error">
            <text:p>#N/D</text:p>
          </table:table-cell>
          <table:table-cell office:value-type="float" office:value="25000" calcext:value-type="float">
            <text:p>25000</text:p>
          </table:table-cell>
          <table:table-cell table:formula="of:=AND([.B3]&gt;15;[.C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3" calcext:value-type="date">
            <text:p>3.04.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IFS([.C4]&gt;0;700*[.C4])" office:value-type="float" office:value="700" calcext:value-type="float">
            <text:p>700</text:p>
          </table:table-cell>
          <table:table-cell table:style-name="Default" table:formula="of:=COM.MICROSOFT.IFS([.C4]=0;0.03%*POWER([.B4];1.5)*25000)" office:value-type="string" office:string-value="" calcext:value-type="error">
            <text:p>#N/D</text:p>
          </table:table-cell>
          <table:table-cell office:value-type="float" office:value="25000" calcext:value-type="float">
            <text:p>25000</text:p>
          </table:table-cell>
          <table:table-cell table:formula="of:=AND([.B4]&gt;15;[.C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4" calcext:value-type="date">
            <text:p>4.04.201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COM.MICROSOFT.IFS([.C5]&gt;0;700*[.C5])" office:value-type="float" office:value="560" calcext:value-type="float">
            <text:p>560</text:p>
          </table:table-cell>
          <table:table-cell table:style-name="Default" table:formula="of:=COM.MICROSOFT.IFS([.C5]=0;0.03%*POWER([.B5];1.5)*25000)" office:value-type="string" office:string-value="" calcext:value-type="error">
            <text:p>#N/D</text:p>
          </table:table-cell>
          <table:table-cell office:value-type="float" office:value="25000" calcext:value-type="float">
            <text:p>25000</text:p>
          </table:table-cell>
          <table:table-cell table:formula="of:=AND([.B5]&gt;15;[.C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5" calcext:value-type="date">
            <text:p>5.04.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IFS([.C6]&gt;0;700*[.C6])" office:value-type="string" office:string-value="" calcext:value-type="error">
            <text:p>#N/D</text:p>
          </table:table-cell>
          <table:table-cell table:formula="of:=COM.MICROSOFT.IFS([.C6]=0;0.03%*POWER([.B6];1.5)*25000)" office:value-type="float" office:value="38.9711431702997" calcext:value-type="float">
            <text:p>39</text:p>
          </table:table-cell>
          <table:table-cell/>
          <table:table-cell table:formula="of:=AND([.B6]&gt;15;[.C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6" calcext:value-type="date">
            <text:p>6.04.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IFS([.C7]&gt;0;700*[.C7])" office:value-type="string" office:string-value="" calcext:value-type="error">
            <text:p>#N/D</text:p>
          </table:table-cell>
          <table:table-cell table:formula="of:=COM.MICROSOFT.IFS([.C7]=0;0.03%*POWER([.B7];1.5)*25000)" office:value-type="float" office:value="60" calcext:value-type="float">
            <text:p>60</text:p>
          </table:table-cell>
          <table:table-cell/>
          <table:table-cell table:formula="of:=AND([.B7]&gt;15;[.C7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7" calcext:value-type="date">
            <text:p>7.04.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IFS([.C8]&gt;0;700*[.C8])" office:value-type="float" office:value="700" calcext:value-type="float">
            <text:p>700</text:p>
          </table:table-cell>
          <table:table-cell table:formula="of:=COM.MICROSOFT.IFS([.C8]=0;0.03%*POWER([.B8];1.5)*25000)" office:value-type="string" office:string-value="" calcext:value-type="error">
            <text:p>#N/D</text:p>
          </table:table-cell>
          <table:table-cell/>
          <table:table-cell table:formula="of:=AND([.B8]&gt;15;[.C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8" calcext:value-type="date">
            <text:p>8.04.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IFS([.C9]&gt;0;700*[.C9])" office:value-type="float" office:value="700" calcext:value-type="float">
            <text:p>700</text:p>
          </table:table-cell>
          <table:table-cell table:formula="of:=COM.MICROSOFT.IFS([.C9]=0;0.03%*POWER([.B9];1.5)*25000)" office:value-type="string" office:string-value="" calcext:value-type="error">
            <text:p>#N/D</text:p>
          </table:table-cell>
          <table:table-cell/>
          <table:table-cell table:formula="of:=AND([.B9]&gt;15;[.C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09" calcext:value-type="date">
            <text:p>9.04.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IFS([.C10]&gt;0;700*[.C10])" office:value-type="float" office:value="1400" calcext:value-type="float">
            <text:p>1400</text:p>
          </table:table-cell>
          <table:table-cell table:formula="of:=COM.MICROSOFT.IFS([.C10]=0;0.03%*POWER([.B10];1.5)*25000)" office:value-type="string" office:string-value="" calcext:value-type="error">
            <text:p>#N/D</text:p>
          </table:table-cell>
          <table:table-cell/>
          <table:table-cell table:formula="of:=AND([.B10]&gt;15;[.C1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0" calcext:value-type="date">
            <text:p>10.04.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M.MICROSOFT.IFS([.C11]&gt;0;700*[.C11])" office:value-type="float" office:value="1400" calcext:value-type="float">
            <text:p>1400</text:p>
          </table:table-cell>
          <table:table-cell table:formula="of:=COM.MICROSOFT.IFS([.C11]=0;0.03%*POWER([.B11];1.5)*25000)" office:value-type="string" office:string-value="" calcext:value-type="error">
            <text:p>#N/D</text:p>
          </table:table-cell>
          <table:table-cell/>
          <table:table-cell table:formula="of:=AND([.B11]&gt;15;[.C1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1" calcext:value-type="date">
            <text:p>11.04.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IFS([.C12]&gt;0;700*[.C12])" office:value-type="float" office:value="2100" calcext:value-type="float">
            <text:p>2100</text:p>
          </table:table-cell>
          <table:table-cell table:formula="of:=COM.MICROSOFT.IFS([.C12]=0;0.03%*POWER([.B12];1.5)*25000)" office:value-type="string" office:string-value="" calcext:value-type="error">
            <text:p>#N/D</text:p>
          </table:table-cell>
          <table:table-cell/>
          <table:table-cell table:formula="of:=AND([.B12]&gt;15;[.C1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2" calcext:value-type="date">
            <text:p>12.04.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M.MICROSOFT.IFS([.C13]&gt;0;700*[.C13])" office:value-type="float" office:value="1400" calcext:value-type="float">
            <text:p>1400</text:p>
          </table:table-cell>
          <table:table-cell table:formula="of:=COM.MICROSOFT.IFS([.C13]=0;0.03%*POWER([.B13];1.5)*25000)" office:value-type="string" office:string-value="" calcext:value-type="error">
            <text:p>#N/D</text:p>
          </table:table-cell>
          <table:table-cell/>
          <table:table-cell table:formula="of:=AND([.B13]&gt;15;[.C1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3" calcext:value-type="date">
            <text:p>13.04.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IFS([.C14]&gt;0;700*[.C14])" office:value-type="float" office:value="700" calcext:value-type="float">
            <text:p>700</text:p>
          </table:table-cell>
          <table:table-cell table:formula="of:=COM.MICROSOFT.IFS([.C14]=0;0.03%*POWER([.B14];1.5)*25000)" office:value-type="string" office:string-value="" calcext:value-type="error">
            <text:p>#N/D</text:p>
          </table:table-cell>
          <table:table-cell/>
          <table:table-cell table:formula="of:=AND([.B14]&gt;15;[.C1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4" calcext:value-type="date">
            <text:p>14.04.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.MICROSOFT.IFS([.C15]&gt;0;700*[.C15])" office:value-type="string" office:string-value="" calcext:value-type="error">
            <text:p>#N/D</text:p>
          </table:table-cell>
          <table:table-cell table:formula="of:=COM.MICROSOFT.IFS([.C15]=0;0.03%*POWER([.B15];1.5)*25000)" office:value-type="float" office:value="110.227038425243" calcext:value-type="float">
            <text:p>110</text:p>
          </table:table-cell>
          <table:table-cell/>
          <table:table-cell table:formula="of:=AND([.B15]&gt;15;[.C1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5" calcext:value-type="date">
            <text:p>15.04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16]&gt;0;700*[.C16])" office:value-type="string" office:string-value="" calcext:value-type="error">
            <text:p>#N/D</text:p>
          </table:table-cell>
          <table:table-cell table:formula="of:=COM.MICROSOFT.IFS([.C16]=0;0.03%*POWER([.B16];1.5)*25000)" office:value-type="float" office:value="392.874025611264" calcext:value-type="float">
            <text:p>393</text:p>
          </table:table-cell>
          <table:table-cell/>
          <table:table-cell table:formula="of:=AND([.B16]&gt;15;[.C1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6" calcext:value-type="date">
            <text:p>16.04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17]&gt;0;700*[.C17])" office:value-type="string" office:string-value="" calcext:value-type="error">
            <text:p>#N/D</text:p>
          </table:table-cell>
          <table:table-cell table:formula="of:=COM.MICROSOFT.IFS([.C17]=0;0.03%*POWER([.B17];1.5)*25000)" office:value-type="float" office:value="237.170824512628" calcext:value-type="float">
            <text:p>237</text:p>
          </table:table-cell>
          <table:table-cell/>
          <table:table-cell table:formula="of:=AND([.B17]&gt;15;[.C17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7" calcext:value-type="date">
            <text:p>17.04.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.MICROSOFT.IFS([.C18]&gt;0;700*[.C18])" office:value-type="string" office:string-value="" calcext:value-type="error">
            <text:p>#N/D</text:p>
          </table:table-cell>
          <table:table-cell table:formula="of:=COM.MICROSOFT.IFS([.C18]=0;0.03%*POWER([.B18];1.5)*25000)" office:value-type="float" office:value="110.227038425243" calcext:value-type="float">
            <text:p>110</text:p>
          </table:table-cell>
          <table:table-cell/>
          <table:table-cell table:formula="of:=AND([.B18]&gt;15;[.C1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8" calcext:value-type="date">
            <text:p>18.04.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IFS([.C19]&gt;0;700*[.C19])" office:value-type="string" office:string-value="" calcext:value-type="error">
            <text:p>#N/D</text:p>
          </table:table-cell>
          <table:table-cell table:formula="of:=COM.MICROSOFT.IFS([.C19]=0;0.03%*POWER([.B19];1.5)*25000)" office:value-type="float" office:value="60" calcext:value-type="float">
            <text:p>60</text:p>
          </table:table-cell>
          <table:table-cell/>
          <table:table-cell table:formula="of:=AND([.B19]&gt;15;[.C1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19" calcext:value-type="date">
            <text:p>19.04.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.MICROSOFT.IFS([.C20]&gt;0;700*[.C20])" office:value-type="string" office:string-value="" calcext:value-type="error">
            <text:p>#N/D</text:p>
          </table:table-cell>
          <table:table-cell table:formula="of:=COM.MICROSOFT.IFS([.C20]=0;0.03%*POWER([.B20];1.5)*25000)" office:value-type="float" office:value="138.901943830891" calcext:value-type="float">
            <text:p>139</text:p>
          </table:table-cell>
          <table:table-cell/>
          <table:table-cell table:formula="of:=AND([.B20]&gt;15;[.C2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0" calcext:value-type="date">
            <text:p>20.04.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IFS([.C21]&gt;0;700*[.C21])" office:value-type="float" office:value="700" calcext:value-type="float">
            <text:p>700</text:p>
          </table:table-cell>
          <table:table-cell table:formula="of:=COM.MICROSOFT.IFS([.C21]=0;0.03%*POWER([.B21];1.5)*25000)" office:value-type="string" office:string-value="" calcext:value-type="error">
            <text:p>#N/D</text:p>
          </table:table-cell>
          <table:table-cell/>
          <table:table-cell table:formula="of:=AND([.B21]&gt;15;[.C2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1" calcext:value-type="date">
            <text:p>21.04.2015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formula="of:=COM.MICROSOFT.IFS([.C22]&gt;0;700*[.C22])" office:value-type="float" office:value="2240" calcext:value-type="float">
            <text:p>2240</text:p>
          </table:table-cell>
          <table:table-cell table:formula="of:=COM.MICROSOFT.IFS([.C22]=0;0.03%*POWER([.B22];1.5)*25000)" office:value-type="string" office:string-value="" calcext:value-type="error">
            <text:p>#N/D</text:p>
          </table:table-cell>
          <table:table-cell/>
          <table:table-cell table:formula="of:=AND([.B22]&gt;15;[.C2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2" calcext:value-type="date">
            <text:p>22.04.2015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formula="of:=COM.MICROSOFT.IFS([.C23]&gt;0;700*[.C23])" office:value-type="float" office:value="1540" calcext:value-type="float">
            <text:p>1540</text:p>
          </table:table-cell>
          <table:table-cell table:formula="of:=COM.MICROSOFT.IFS([.C23]=0;0.03%*POWER([.B23];1.5)*25000)" office:value-type="string" office:string-value="" calcext:value-type="error">
            <text:p>#N/D</text:p>
          </table:table-cell>
          <table:table-cell/>
          <table:table-cell table:formula="of:=AND([.B23]&gt;15;[.C2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3" calcext:value-type="date">
            <text:p>23.04.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M.MICROSOFT.IFS([.C24]&gt;0;700*[.C24])" office:value-type="float" office:value="700" calcext:value-type="float">
            <text:p>700</text:p>
          </table:table-cell>
          <table:table-cell table:formula="of:=COM.MICROSOFT.IFS([.C24]=0;0.03%*POWER([.B24];1.5)*25000)" office:value-type="string" office:string-value="" calcext:value-type="error">
            <text:p>#N/D</text:p>
          </table:table-cell>
          <table:table-cell/>
          <table:table-cell table:formula="of:=AND([.B24]&gt;15;[.C2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4" calcext:value-type="date">
            <text:p>24.04.20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M.MICROSOFT.IFS([.C25]&gt;0;700*[.C25])" office:value-type="float" office:value="700" calcext:value-type="float">
            <text:p>700</text:p>
          </table:table-cell>
          <table:table-cell table:formula="of:=COM.MICROSOFT.IFS([.C25]=0;0.03%*POWER([.B25];1.5)*25000)" office:value-type="string" office:string-value="" calcext:value-type="error">
            <text:p>#N/D</text:p>
          </table:table-cell>
          <table:table-cell/>
          <table:table-cell table:formula="of:=AND([.B25]&gt;15;[.C2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5" calcext:value-type="date">
            <text:p>25.04.20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M.MICROSOFT.IFS([.C26]&gt;0;700*[.C26])" office:value-type="float" office:value="700" calcext:value-type="float">
            <text:p>700</text:p>
          </table:table-cell>
          <table:table-cell table:formula="of:=COM.MICROSOFT.IFS([.C26]=0;0.03%*POWER([.B26];1.5)*25000)" office:value-type="string" office:string-value="" calcext:value-type="error">
            <text:p>#N/D</text:p>
          </table:table-cell>
          <table:table-cell/>
          <table:table-cell table:formula="of:=AND([.B26]&gt;15;[.C2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6" calcext:value-type="date">
            <text:p>26.04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27]&gt;0;700*[.C27])" office:value-type="string" office:string-value="" calcext:value-type="error">
            <text:p>#N/D</text:p>
          </table:table-cell>
          <table:table-cell table:formula="of:=COM.MICROSOFT.IFS([.C27]=0;0.03%*POWER([.B27];1.5)*25000)" office:value-type="float" office:value="480" calcext:value-type="float">
            <text:p>480</text:p>
          </table:table-cell>
          <table:table-cell/>
          <table:table-cell table:formula="of:=AND([.B27]&gt;15;[.C2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4-27" calcext:value-type="date">
            <text:p>27.04.20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M.MICROSOFT.IFS([.C28]&gt;0;700*[.C28])" office:value-type="float" office:value="700" calcext:value-type="float">
            <text:p>700</text:p>
          </table:table-cell>
          <table:table-cell table:formula="of:=COM.MICROSOFT.IFS([.C28]=0;0.03%*POWER([.B28];1.5)*25000)" office:value-type="string" office:string-value="" calcext:value-type="error">
            <text:p>#N/D</text:p>
          </table:table-cell>
          <table:table-cell/>
          <table:table-cell table:formula="of:=AND([.B28]&gt;15;[.C2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8" calcext:value-type="date">
            <text:p>28.04.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IFS([.C29]&gt;0;700*[.C29])" office:value-type="float" office:value="1400" calcext:value-type="float">
            <text:p>1400</text:p>
          </table:table-cell>
          <table:table-cell table:formula="of:=COM.MICROSOFT.IFS([.C29]=0;0.03%*POWER([.B29];1.5)*25000)" office:value-type="string" office:string-value="" calcext:value-type="error">
            <text:p>#N/D</text:p>
          </table:table-cell>
          <table:table-cell/>
          <table:table-cell table:formula="of:=AND([.B29]&gt;15;[.C2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29" calcext:value-type="date">
            <text:p>29.04.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.MICROSOFT.IFS([.C30]&gt;0;700*[.C30])" office:value-type="string" office:string-value="" calcext:value-type="error">
            <text:p>#N/D</text:p>
          </table:table-cell>
          <table:table-cell table:formula="of:=COM.MICROSOFT.IFS([.C30]=0;0.03%*POWER([.B30];1.5)*25000)" office:value-type="float" office:value="138.901943830891" calcext:value-type="float">
            <text:p>139</text:p>
          </table:table-cell>
          <table:table-cell/>
          <table:table-cell table:formula="of:=AND([.B30]&gt;15;[.C3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4-30" calcext:value-type="date">
            <text:p>30.04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31]&gt;0;700*[.C31])" office:value-type="string" office:string-value="" calcext:value-type="error">
            <text:p>#N/D</text:p>
          </table:table-cell>
          <table:table-cell table:formula="of:=COM.MICROSOFT.IFS([.C31]=0;0.03%*POWER([.B31];1.5)*25000)" office:value-type="float" office:value="237.170824512628" calcext:value-type="float">
            <text:p>237</text:p>
          </table:table-cell>
          <table:table-cell/>
          <table:table-cell table:formula="of:=AND([.B31]&gt;15;[.C3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1" calcext:value-type="date">
            <text:p>1.05.20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M.MICROSOFT.IFS([.C32]&gt;0;700*[.C32])" office:value-type="float" office:value="2800" calcext:value-type="float">
            <text:p>2800</text:p>
          </table:table-cell>
          <table:table-cell table:formula="of:=COM.MICROSOFT.IFS([.C32]=0;0.03%*POWER([.B32];1.5)*25000)" office:value-type="string" office:string-value="" calcext:value-type="error">
            <text:p>#N/D</text:p>
          </table:table-cell>
          <table:table-cell/>
          <table:table-cell table:formula="of:=AND([.B32]&gt;15;[.C3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2" calcext:value-type="date">
            <text:p>2.05.20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.MICROSOFT.IFS([.C33]&gt;0;700*[.C33])" office:value-type="float" office:value="3500" calcext:value-type="float">
            <text:p>3500</text:p>
          </table:table-cell>
          <table:table-cell table:formula="of:=COM.MICROSOFT.IFS([.C33]=0;0.03%*POWER([.B33];1.5)*25000)" office:value-type="string" office:string-value="" calcext:value-type="error">
            <text:p>#N/D</text:p>
          </table:table-cell>
          <table:table-cell/>
          <table:table-cell table:formula="of:=AND([.B33]&gt;15;[.C3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3" calcext:value-type="date">
            <text:p>3.05.2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.MICROSOFT.IFS([.C34]&gt;0;700*[.C34])" office:value-type="float" office:value="2800" calcext:value-type="float">
            <text:p>2800</text:p>
          </table:table-cell>
          <table:table-cell table:formula="of:=COM.MICROSOFT.IFS([.C34]=0;0.03%*POWER([.B34];1.5)*25000)" office:value-type="string" office:string-value="" calcext:value-type="error">
            <text:p>#N/D</text:p>
          </table:table-cell>
          <table:table-cell/>
          <table:table-cell table:formula="of:=AND([.B34]&gt;15;[.C3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4" calcext:value-type="date">
            <text:p>4.05.2015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table:formula="of:=COM.MICROSOFT.IFS([.C35]&gt;0;700*[.C35])" office:value-type="float" office:value="280" calcext:value-type="float">
            <text:p>280</text:p>
          </table:table-cell>
          <table:table-cell table:formula="of:=COM.MICROSOFT.IFS([.C35]=0;0.03%*POWER([.B35];1.5)*25000)" office:value-type="string" office:string-value="" calcext:value-type="error">
            <text:p>#N/D</text:p>
          </table:table-cell>
          <table:table-cell/>
          <table:table-cell table:formula="of:=AND([.B35]&gt;15;[.C3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5" calcext:value-type="date">
            <text:p>5.05.2015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table:formula="of:=COM.MICROSOFT.IFS([.C36]&gt;0;700*[.C36])" office:value-type="float" office:value="280" calcext:value-type="float">
            <text:p>280</text:p>
          </table:table-cell>
          <table:table-cell table:formula="of:=COM.MICROSOFT.IFS([.C36]=0;0.03%*POWER([.B36];1.5)*25000)" office:value-type="string" office:string-value="" calcext:value-type="error">
            <text:p>#N/D</text:p>
          </table:table-cell>
          <table:table-cell/>
          <table:table-cell table:formula="of:=AND([.B36]&gt;15;[.C3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5-06" calcext:value-type="date">
            <text:p>6.05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37]&gt;0;700*[.C37])" office:value-type="string" office:string-value="" calcext:value-type="error">
            <text:p>#N/D</text:p>
          </table:table-cell>
          <table:table-cell table:formula="of:=COM.MICROSOFT.IFS([.C37]=0;0.03%*POWER([.B37];1.5)*25000)" office:value-type="float" office:value="480" calcext:value-type="float">
            <text:p>480</text:p>
          </table:table-cell>
          <table:table-cell/>
          <table:table-cell table:formula="of:=AND([.B37]&gt;15;[.C3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5-07" calcext:value-type="date">
            <text:p>7.05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38]&gt;0;700*[.C38])" office:value-type="string" office:string-value="" calcext:value-type="error">
            <text:p>#N/D</text:p>
          </table:table-cell>
          <table:table-cell table:formula="of:=COM.MICROSOFT.IFS([.C38]=0;0.03%*POWER([.B38];1.5)*25000)" office:value-type="float" office:value="392.874025611264" calcext:value-type="float">
            <text:p>393</text:p>
          </table:table-cell>
          <table:table-cell/>
          <table:table-cell table:formula="of:=AND([.B38]&gt;15;[.C3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8" calcext:value-type="date">
            <text:p>8.05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39]&gt;0;700*[.C39])" office:value-type="string" office:string-value="" calcext:value-type="error">
            <text:p>#N/D</text:p>
          </table:table-cell>
          <table:table-cell table:formula="of:=COM.MICROSOFT.IFS([.C39]=0;0.03%*POWER([.B39];1.5)*25000)" office:value-type="float" office:value="237.170824512628" calcext:value-type="float">
            <text:p>237</text:p>
          </table:table-cell>
          <table:table-cell/>
          <table:table-cell table:formula="of:=AND([.B39]&gt;15;[.C3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09" calcext:value-type="date">
            <text:p>9.05.2015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table:formula="of:=COM.MICROSOFT.IFS([.C40]&gt;0;700*[.C40])" office:value-type="float" office:value="210" calcext:value-type="float">
            <text:p>210</text:p>
          </table:table-cell>
          <table:table-cell table:formula="of:=COM.MICROSOFT.IFS([.C40]=0;0.03%*POWER([.B40];1.5)*25000)" office:value-type="string" office:string-value="" calcext:value-type="error">
            <text:p>#N/D</text:p>
          </table:table-cell>
          <table:table-cell/>
          <table:table-cell table:formula="of:=AND([.B40]&gt;15;[.C4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0" calcext:value-type="date">
            <text:p>10.05.201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formula="of:=COM.MICROSOFT.IFS([.C41]&gt;0;700*[.C41])" office:value-type="float" office:value="70" calcext:value-type="float">
            <text:p>70</text:p>
          </table:table-cell>
          <table:table-cell table:formula="of:=COM.MICROSOFT.IFS([.C41]=0;0.03%*POWER([.B41];1.5)*25000)" office:value-type="string" office:string-value="" calcext:value-type="error">
            <text:p>#N/D</text:p>
          </table:table-cell>
          <table:table-cell/>
          <table:table-cell table:formula="of:=AND([.B41]&gt;15;[.C4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1" calcext:value-type="date">
            <text:p>11.05.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IFS([.C42]&gt;0;700*[.C42])" office:value-type="string" office:string-value="" calcext:value-type="error">
            <text:p>#N/D</text:p>
          </table:table-cell>
          <table:table-cell table:formula="of:=COM.MICROSOFT.IFS([.C42]=0;0.03%*POWER([.B42];1.5)*25000)" office:value-type="float" office:value="273.62154520432" calcext:value-type="float">
            <text:p>274</text:p>
          </table:table-cell>
          <table:table-cell/>
          <table:table-cell table:formula="of:=AND([.B42]&gt;15;[.C4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2" calcext:value-type="date">
            <text:p>12.05.20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COM.MICROSOFT.IFS([.C43]&gt;0;700*[.C43])" office:value-type="float" office:value="2100" calcext:value-type="float">
            <text:p>2100</text:p>
          </table:table-cell>
          <table:table-cell table:formula="of:=COM.MICROSOFT.IFS([.C43]=0;0.03%*POWER([.B43];1.5)*25000)" office:value-type="string" office:string-value="" calcext:value-type="error">
            <text:p>#N/D</text:p>
          </table:table-cell>
          <table:table-cell/>
          <table:table-cell table:formula="of:=AND([.B43]&gt;15;[.C4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3" calcext:value-type="date">
            <text:p>13.05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44]&gt;0;700*[.C44])" office:value-type="string" office:string-value="" calcext:value-type="error">
            <text:p>#N/D</text:p>
          </table:table-cell>
          <table:table-cell table:formula="of:=COM.MICROSOFT.IFS([.C44]=0;0.03%*POWER([.B44];1.5)*25000)" office:value-type="float" office:value="311.769145362398" calcext:value-type="float">
            <text:p>312</text:p>
          </table:table-cell>
          <table:table-cell/>
          <table:table-cell table:formula="of:=AND([.B44]&gt;15;[.C4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4" calcext:value-type="date">
            <text:p>14.05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45]&gt;0;700*[.C45])" office:value-type="string" office:string-value="" calcext:value-type="error">
            <text:p>#N/D</text:p>
          </table:table-cell>
          <table:table-cell table:formula="of:=COM.MICROSOFT.IFS([.C45]=0;0.03%*POWER([.B45];1.5)*25000)" office:value-type="float" office:value="237.170824512628" calcext:value-type="float">
            <text:p>237</text:p>
          </table:table-cell>
          <table:table-cell/>
          <table:table-cell table:formula="of:=AND([.B45]&gt;15;[.C4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5" calcext:value-type="date">
            <text:p>15.05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46]&gt;0;700*[.C46])" office:value-type="string" office:string-value="" calcext:value-type="error">
            <text:p>#N/D</text:p>
          </table:table-cell>
          <table:table-cell table:formula="of:=COM.MICROSOFT.IFS([.C46]=0;0.03%*POWER([.B46];1.5)*25000)" office:value-type="float" office:value="311.769145362398" calcext:value-type="float">
            <text:p>312</text:p>
          </table:table-cell>
          <table:table-cell/>
          <table:table-cell table:formula="of:=AND([.B46]&gt;15;[.C4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6" calcext:value-type="date">
            <text:p>16.05.201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formula="of:=COM.MICROSOFT.IFS([.C47]&gt;0;700*[.C47])" office:value-type="float" office:value="1260" calcext:value-type="float">
            <text:p>1260</text:p>
          </table:table-cell>
          <table:table-cell table:formula="of:=COM.MICROSOFT.IFS([.C47]=0;0.03%*POWER([.B47];1.5)*25000)" office:value-type="string" office:string-value="" calcext:value-type="error">
            <text:p>#N/D</text:p>
          </table:table-cell>
          <table:table-cell/>
          <table:table-cell table:formula="of:=AND([.B47]&gt;15;[.C47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7" calcext:value-type="date">
            <text:p>17.05.2015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formula="of:=COM.MICROSOFT.IFS([.C48]&gt;0;700*[.C48])" office:value-type="float" office:value="1960" calcext:value-type="float">
            <text:p>1960</text:p>
          </table:table-cell>
          <table:table-cell table:formula="of:=COM.MICROSOFT.IFS([.C48]=0;0.03%*POWER([.B48];1.5)*25000)" office:value-type="string" office:string-value="" calcext:value-type="error">
            <text:p>#N/D</text:p>
          </table:table-cell>
          <table:table-cell/>
          <table:table-cell table:formula="of:=AND([.B48]&gt;15;[.C4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8" calcext:value-type="date">
            <text:p>18.05.2015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formula="of:=COM.MICROSOFT.IFS([.C49]&gt;0;700*[.C49])" office:value-type="float" office:value="1330" calcext:value-type="float">
            <text:p>1330</text:p>
          </table:table-cell>
          <table:table-cell table:formula="of:=COM.MICROSOFT.IFS([.C49]=0;0.03%*POWER([.B49];1.5)*25000)" office:value-type="string" office:string-value="" calcext:value-type="error">
            <text:p>#N/D</text:p>
          </table:table-cell>
          <table:table-cell/>
          <table:table-cell table:formula="of:=AND([.B49]&gt;15;[.C4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19" calcext:value-type="date">
            <text:p>19.05.2015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formula="of:=COM.MICROSOFT.IFS([.C50]&gt;0;700*[.C50])" office:value-type="float" office:value="1540" calcext:value-type="float">
            <text:p>1540</text:p>
          </table:table-cell>
          <table:table-cell table:formula="of:=COM.MICROSOFT.IFS([.C50]=0;0.03%*POWER([.B50];1.5)*25000)" office:value-type="string" office:string-value="" calcext:value-type="error">
            <text:p>#N/D</text:p>
          </table:table-cell>
          <table:table-cell/>
          <table:table-cell table:formula="of:=AND([.B50]&gt;15;[.C5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0" calcext:value-type="date">
            <text:p>20.05.2015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formula="of:=COM.MICROSOFT.IFS([.C51]&gt;0;700*[.C51])" office:value-type="float" office:value="1610" calcext:value-type="float">
            <text:p>1610</text:p>
          </table:table-cell>
          <table:table-cell table:formula="of:=COM.MICROSOFT.IFS([.C51]=0;0.03%*POWER([.B51];1.5)*25000)" office:value-type="string" office:string-value="" calcext:value-type="error">
            <text:p>#N/D</text:p>
          </table:table-cell>
          <table:table-cell/>
          <table:table-cell table:formula="of:=AND([.B51]&gt;15;[.C5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1" calcext:value-type="date">
            <text:p>21.05.2015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table:formula="of:=COM.MICROSOFT.IFS([.C52]&gt;0;700*[.C52])" office:value-type="float" office:value="3780" calcext:value-type="float">
            <text:p>3780</text:p>
          </table:table-cell>
          <table:table-cell table:formula="of:=COM.MICROSOFT.IFS([.C52]=0;0.03%*POWER([.B52];1.5)*25000)" office:value-type="string" office:string-value="" calcext:value-type="error">
            <text:p>#N/D</text:p>
          </table:table-cell>
          <table:table-cell/>
          <table:table-cell table:formula="of:=AND([.B52]&gt;15;[.C5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2" calcext:value-type="date">
            <text:p>22.05.2015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formula="of:=COM.MICROSOFT.IFS([.C53]&gt;0;700*[.C53])" office:value-type="float" office:value="3850" calcext:value-type="float">
            <text:p>3850</text:p>
          </table:table-cell>
          <table:table-cell table:formula="of:=COM.MICROSOFT.IFS([.C53]=0;0.03%*POWER([.B53];1.5)*25000)" office:value-type="string" office:string-value="" calcext:value-type="error">
            <text:p>#N/D</text:p>
          </table:table-cell>
          <table:table-cell/>
          <table:table-cell table:formula="of:=AND([.B53]&gt;15;[.C5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3" calcext:value-type="date">
            <text:p>23.05.2015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table:formula="of:=COM.MICROSOFT.IFS([.C54]&gt;0;700*[.C54])" office:value-type="float" office:value="3640" calcext:value-type="float">
            <text:p>3640</text:p>
          </table:table-cell>
          <table:table-cell table:formula="of:=COM.MICROSOFT.IFS([.C54]=0;0.03%*POWER([.B54];1.5)*25000)" office:value-type="string" office:string-value="" calcext:value-type="error">
            <text:p>#N/D</text:p>
          </table:table-cell>
          <table:table-cell/>
          <table:table-cell table:formula="of:=AND([.B54]&gt;15;[.C5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4" calcext:value-type="date">
            <text:p>24.05.20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COM.MICROSOFT.IFS([.C55]&gt;0;700*[.C55])" office:value-type="float" office:value="2100" calcext:value-type="float">
            <text:p>2100</text:p>
          </table:table-cell>
          <table:table-cell table:formula="of:=COM.MICROSOFT.IFS([.C55]=0;0.03%*POWER([.B55];1.5)*25000)" office:value-type="string" office:string-value="" calcext:value-type="error">
            <text:p>#N/D</text:p>
          </table:table-cell>
          <table:table-cell/>
          <table:table-cell table:formula="of:=AND([.B55]&gt;15;[.C5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5" calcext:value-type="date">
            <text:p>25.05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IFS([.C56]&gt;0;700*[.C56])" office:value-type="string" office:string-value="" calcext:value-type="error">
            <text:p>#N/D</text:p>
          </table:table-cell>
          <table:table-cell table:formula="of:=COM.MICROSOFT.IFS([.C56]=0;0.03%*POWER([.B56];1.5)*25000)" office:value-type="float" office:value="435.710626448334" calcext:value-type="float">
            <text:p>436</text:p>
          </table:table-cell>
          <table:table-cell/>
          <table:table-cell table:formula="of:=AND([.B56]&gt;15;[.C5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6" calcext:value-type="date">
            <text:p>26.05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57]&gt;0;700*[.C57])" office:value-type="string" office:string-value="" calcext:value-type="error">
            <text:p>#N/D</text:p>
          </table:table-cell>
          <table:table-cell table:formula="of:=COM.MICROSOFT.IFS([.C57]=0;0.03%*POWER([.B57];1.5)*25000)" office:value-type="float" office:value="392.874025611264" calcext:value-type="float">
            <text:p>393</text:p>
          </table:table-cell>
          <table:table-cell/>
          <table:table-cell table:formula="of:=AND([.B57]&gt;15;[.C57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7" calcext:value-type="date">
            <text:p>27.05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58]&gt;0;700*[.C58])" office:value-type="string" office:string-value="" calcext:value-type="error">
            <text:p>#N/D</text:p>
          </table:table-cell>
          <table:table-cell table:formula="of:=COM.MICROSOFT.IFS([.C58]=0;0.03%*POWER([.B58];1.5)*25000)" office:value-type="float" office:value="237.170824512628" calcext:value-type="float">
            <text:p>237</text:p>
          </table:table-cell>
          <table:table-cell/>
          <table:table-cell table:formula="of:=AND([.B58]&gt;15;[.C5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8" calcext:value-type="date">
            <text:p>28.05.201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formula="of:=COM.MICROSOFT.IFS([.C59]&gt;0;700*[.C59])" office:value-type="float" office:value="70" calcext:value-type="float">
            <text:p>70</text:p>
          </table:table-cell>
          <table:table-cell table:formula="of:=COM.MICROSOFT.IFS([.C59]=0;0.03%*POWER([.B59];1.5)*25000)" office:value-type="string" office:string-value="" calcext:value-type="error">
            <text:p>#N/D</text:p>
          </table:table-cell>
          <table:table-cell/>
          <table:table-cell table:formula="of:=AND([.B59]&gt;15;[.C5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29" calcext:value-type="date">
            <text:p>29.05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60]&gt;0;700*[.C60])" office:value-type="string" office:string-value="" calcext:value-type="error">
            <text:p>#N/D</text:p>
          </table:table-cell>
          <table:table-cell table:formula="of:=COM.MICROSOFT.IFS([.C60]=0;0.03%*POWER([.B60];1.5)*25000)" office:value-type="float" office:value="392.874025611264" calcext:value-type="float">
            <text:p>393</text:p>
          </table:table-cell>
          <table:table-cell/>
          <table:table-cell table:formula="of:=AND([.B60]&gt;15;[.C6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30" calcext:value-type="date">
            <text:p>30.05.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M.MICROSOFT.IFS([.C61]&gt;0;700*[.C61])" office:value-type="string" office:string-value="" calcext:value-type="error">
            <text:p>#N/D</text:p>
          </table:table-cell>
          <table:table-cell table:formula="of:=COM.MICROSOFT.IFS([.C61]=0;0.03%*POWER([.B61];1.5)*25000)" office:value-type="float" office:value="351.541249357739" calcext:value-type="float">
            <text:p>352</text:p>
          </table:table-cell>
          <table:table-cell/>
          <table:table-cell table:formula="of:=AND([.B61]&gt;15;[.C6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5-31" calcext:value-type="date">
            <text:p>31.05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62]&gt;0;700*[.C62])" office:value-type="string" office:string-value="" calcext:value-type="error">
            <text:p>#N/D</text:p>
          </table:table-cell>
          <table:table-cell table:formula="of:=COM.MICROSOFT.IFS([.C62]=0;0.03%*POWER([.B62];1.5)*25000)" office:value-type="float" office:value="311.769145362398" calcext:value-type="float">
            <text:p>312</text:p>
          </table:table-cell>
          <table:table-cell/>
          <table:table-cell table:formula="of:=AND([.B62]&gt;15;[.C6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01" calcext:value-type="date">
            <text:p>1.06.20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COM.MICROSOFT.IFS([.C63]&gt;0;700*[.C63])" office:value-type="float" office:value="2800" calcext:value-type="float">
            <text:p>2800</text:p>
          </table:table-cell>
          <table:table-cell table:formula="of:=COM.MICROSOFT.IFS([.C63]=0;0.03%*POWER([.B63];1.5)*25000)" office:value-type="string" office:string-value="" calcext:value-type="error">
            <text:p>#N/D</text:p>
          </table:table-cell>
          <table:table-cell/>
          <table:table-cell table:formula="of:=AND([.B63]&gt;15;[.C6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02" calcext:value-type="date">
            <text:p>2.06.20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COM.MICROSOFT.IFS([.C64]&gt;0;700*[.C64])" office:value-type="float" office:value="2100" calcext:value-type="float">
            <text:p>2100</text:p>
          </table:table-cell>
          <table:table-cell table:formula="of:=COM.MICROSOFT.IFS([.C64]=0;0.03%*POWER([.B64];1.5)*25000)" office:value-type="string" office:string-value="" calcext:value-type="error">
            <text:p>#N/D</text:p>
          </table:table-cell>
          <table:table-cell/>
          <table:table-cell table:formula="of:=AND([.B64]&gt;15;[.C6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03" calcext:value-type="date">
            <text:p>3.06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65]&gt;0;700*[.C65])" office:value-type="string" office:string-value="" calcext:value-type="error">
            <text:p>#N/D</text:p>
          </table:table-cell>
          <table:table-cell table:formula="of:=COM.MICROSOFT.IFS([.C65]=0;0.03%*POWER([.B65];1.5)*25000)" office:value-type="float" office:value="773.918600370866" calcext:value-type="float">
            <text:p>774</text:p>
          </table:table-cell>
          <table:table-cell/>
          <table:table-cell table:formula="of:=AND([.B65]&gt;15;[.C6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04" calcext:value-type="date">
            <text:p>4.06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IFS([.C66]&gt;0;700*[.C66])" office:value-type="string" office:string-value="" calcext:value-type="error">
            <text:p>#N/D</text:p>
          </table:table-cell>
          <table:table-cell table:formula="of:=COM.MICROSOFT.IFS([.C66]=0;0.03%*POWER([.B66];1.5)*25000)" office:value-type="float" office:value="435.710626448334" calcext:value-type="float">
            <text:p>436</text:p>
          </table:table-cell>
          <table:table-cell/>
          <table:table-cell table:formula="of:=AND([.B66]&gt;15;[.C6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05" calcext:value-type="date">
            <text:p>5.06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67]&gt;0;700*[.C67])" office:value-type="string" office:string-value="" calcext:value-type="error">
            <text:p>#N/D</text:p>
          </table:table-cell>
          <table:table-cell table:formula="of:=COM.MICROSOFT.IFS([.C67]=0;0.03%*POWER([.B67];1.5)*25000)" office:value-type="float" office:value="572.756492761103" calcext:value-type="float">
            <text:p>573</text:p>
          </table:table-cell>
          <table:table-cell/>
          <table:table-cell table:formula="of:=AND([.B67]&gt;15;[.C6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06" calcext:value-type="date">
            <text:p>6.06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68]&gt;0;700*[.C68])" office:value-type="string" office:string-value="" calcext:value-type="error">
            <text:p>#N/D</text:p>
          </table:table-cell>
          <table:table-cell table:formula="of:=COM.MICROSOFT.IFS([.C68]=0;0.03%*POWER([.B68];1.5)*25000)" office:value-type="float" office:value="773.918600370866" calcext:value-type="float">
            <text:p>774</text:p>
          </table:table-cell>
          <table:table-cell/>
          <table:table-cell table:formula="of:=AND([.B68]&gt;15;[.C68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07" calcext:value-type="date">
            <text:p>7.06.20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COM.MICROSOFT.IFS([.C69]&gt;0;700*[.C69])" office:value-type="float" office:value="5600" calcext:value-type="float">
            <text:p>5600</text:p>
          </table:table-cell>
          <table:table-cell table:formula="of:=COM.MICROSOFT.IFS([.C69]=0;0.03%*POWER([.B69];1.5)*25000)" office:value-type="string" office:string-value="" calcext:value-type="error">
            <text:p>#N/D</text:p>
          </table:table-cell>
          <table:table-cell/>
          <table:table-cell table:formula="of:=AND([.B69]&gt;15;[.C6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08" calcext:value-type="date">
            <text:p>8.06.2015</text:p>
          </table:table-cell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,9</text:p>
          </table:table-cell>
          <table:table-cell table:formula="of:=COM.MICROSOFT.IFS([.C70]&gt;0;700*[.C70])" office:value-type="float" office:value="4130" calcext:value-type="float">
            <text:p>4130</text:p>
          </table:table-cell>
          <table:table-cell table:formula="of:=COM.MICROSOFT.IFS([.C70]=0;0.03%*POWER([.B70];1.5)*25000)" office:value-type="string" office:string-value="" calcext:value-type="error">
            <text:p>#N/D</text:p>
          </table:table-cell>
          <table:table-cell/>
          <table:table-cell table:formula="of:=AND([.B70]&gt;15;[.C7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09" calcext:value-type="date">
            <text:p>9.06.20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COM.MICROSOFT.IFS([.C71]&gt;0;700*[.C71])" office:value-type="float" office:value="3500" calcext:value-type="float">
            <text:p>3500</text:p>
          </table:table-cell>
          <table:table-cell table:formula="of:=COM.MICROSOFT.IFS([.C71]=0;0.03%*POWER([.B71];1.5)*25000)" office:value-type="string" office:string-value="" calcext:value-type="error">
            <text:p>#N/D</text:p>
          </table:table-cell>
          <table:table-cell/>
          <table:table-cell table:formula="of:=AND([.B71]&gt;15;[.C7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10" calcext:value-type="date">
            <text:p>10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72]&gt;0;700*[.C72])" office:value-type="string" office:string-value="" calcext:value-type="error">
            <text:p>#N/D</text:p>
          </table:table-cell>
          <table:table-cell table:formula="of:=COM.MICROSOFT.IFS([.C72]=0;0.03%*POWER([.B72];1.5)*25000)" office:value-type="float" office:value="480" calcext:value-type="float">
            <text:p>480</text:p>
          </table:table-cell>
          <table:table-cell/>
          <table:table-cell table:formula="of:=AND([.B72]&gt;15;[.C72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11" calcext:value-type="date">
            <text:p>11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73]&gt;0;700*[.C73])" office:value-type="string" office:string-value="" calcext:value-type="error">
            <text:p>#N/D</text:p>
          </table:table-cell>
          <table:table-cell table:formula="of:=COM.MICROSOFT.IFS([.C73]=0;0.03%*POWER([.B73];1.5)*25000)" office:value-type="float" office:value="480" calcext:value-type="float">
            <text:p>480</text:p>
          </table:table-cell>
          <table:table-cell/>
          <table:table-cell table:formula="of:=AND([.B73]&gt;15;[.C73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12" calcext:value-type="date">
            <text:p>12.06.20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COM.MICROSOFT.IFS([.C74]&gt;0;700*[.C74])" office:value-type="float" office:value="3500" calcext:value-type="float">
            <text:p>3500</text:p>
          </table:table-cell>
          <table:table-cell table:formula="of:=COM.MICROSOFT.IFS([.C74]=0;0.03%*POWER([.B74];1.5)*25000)" office:value-type="string" office:string-value="" calcext:value-type="error">
            <text:p>#N/D</text:p>
          </table:table-cell>
          <table:table-cell/>
          <table:table-cell table:formula="of:=AND([.B74]&gt;15;[.C7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13" calcext:value-type="date">
            <text:p>13.06.20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M.MICROSOFT.IFS([.C75]&gt;0;700*[.C75])" office:value-type="float" office:value="700" calcext:value-type="float">
            <text:p>700</text:p>
          </table:table-cell>
          <table:table-cell table:formula="of:=COM.MICROSOFT.IFS([.C75]=0;0.03%*POWER([.B75];1.5)*25000)" office:value-type="string" office:string-value="" calcext:value-type="error">
            <text:p>#N/D</text:p>
          </table:table-cell>
          <table:table-cell/>
          <table:table-cell table:formula="of:=AND([.B75]&gt;15;[.C7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14" calcext:value-type="date">
            <text:p>14.06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76]&gt;0;700*[.C76])" office:value-type="string" office:string-value="" calcext:value-type="error">
            <text:p>#N/D</text:p>
          </table:table-cell>
          <table:table-cell table:formula="of:=COM.MICROSOFT.IFS([.C76]=0;0.03%*POWER([.B76];1.5)*25000)" office:value-type="float" office:value="773.918600370866" calcext:value-type="float">
            <text:p>774</text:p>
          </table:table-cell>
          <table:table-cell/>
          <table:table-cell table:formula="of:=AND([.B76]&gt;15;[.C7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15" calcext:value-type="date">
            <text:p>15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77]&gt;0;700*[.C77])" office:value-type="string" office:string-value="" calcext:value-type="error">
            <text:p>#N/D</text:p>
          </table:table-cell>
          <table:table-cell table:formula="of:=COM.MICROSOFT.IFS([.C77]=0;0.03%*POWER([.B77];1.5)*25000)" office:value-type="float" office:value="480" calcext:value-type="float">
            <text:p>480</text:p>
          </table:table-cell>
          <table:table-cell/>
          <table:table-cell table:formula="of:=AND([.B77]&gt;15;[.C7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16" calcext:value-type="date">
            <text:p>16.06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78]&gt;0;700*[.C78])" office:value-type="string" office:string-value="" calcext:value-type="error">
            <text:p>#N/D</text:p>
          </table:table-cell>
          <table:table-cell table:formula="of:=COM.MICROSOFT.IFS([.C78]=0;0.03%*POWER([.B78];1.5)*25000)" office:value-type="float" office:value="311.769145362398" calcext:value-type="float">
            <text:p>312</text:p>
          </table:table-cell>
          <table:table-cell/>
          <table:table-cell table:formula="of:=AND([.B78]&gt;15;[.C7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17" calcext:value-type="date">
            <text:p>17.06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79]&gt;0;700*[.C79])" office:value-type="string" office:string-value="" calcext:value-type="error">
            <text:p>#N/D</text:p>
          </table:table-cell>
          <table:table-cell table:formula="of:=COM.MICROSOFT.IFS([.C79]=0;0.03%*POWER([.B79];1.5)*25000)" office:value-type="float" office:value="392.874025611264" calcext:value-type="float">
            <text:p>393</text:p>
          </table:table-cell>
          <table:table-cell/>
          <table:table-cell table:formula="of:=AND([.B79]&gt;15;[.C7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18" calcext:value-type="date">
            <text:p>18.06.2015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table:formula="of:=COM.MICROSOFT.IFS([.C80]&gt;0;700*[.C80])" office:value-type="float" office:value="210" calcext:value-type="float">
            <text:p>210</text:p>
          </table:table-cell>
          <table:table-cell table:formula="of:=COM.MICROSOFT.IFS([.C80]=0;0.03%*POWER([.B80];1.5)*25000)" office:value-type="string" office:string-value="" calcext:value-type="error">
            <text:p>#N/D</text:p>
          </table:table-cell>
          <table:table-cell/>
          <table:table-cell table:formula="of:=AND([.B80]&gt;15;[.C8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19" calcext:value-type="date">
            <text:p>19.06.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IFS([.C81]&gt;0;700*[.C81])" office:value-type="float" office:value="2100" calcext:value-type="float">
            <text:p>2100</text:p>
          </table:table-cell>
          <table:table-cell table:formula="of:=COM.MICROSOFT.IFS([.C81]=0;0.03%*POWER([.B81];1.5)*25000)" office:value-type="string" office:string-value="" calcext:value-type="error">
            <text:p>#N/D</text:p>
          </table:table-cell>
          <table:table-cell/>
          <table:table-cell table:formula="of:=AND([.B81]&gt;15;[.C8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0" calcext:value-type="date">
            <text:p>20.06.20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M.MICROSOFT.IFS([.C82]&gt;0;700*[.C82])" office:value-type="float" office:value="1400" calcext:value-type="float">
            <text:p>1400</text:p>
          </table:table-cell>
          <table:table-cell table:formula="of:=COM.MICROSOFT.IFS([.C82]=0;0.03%*POWER([.B82];1.5)*25000)" office:value-type="string" office:string-value="" calcext:value-type="error">
            <text:p>#N/D</text:p>
          </table:table-cell>
          <table:table-cell/>
          <table:table-cell table:formula="of:=AND([.B82]&gt;15;[.C8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1" calcext:value-type="date">
            <text:p>21.06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83]&gt;0;700*[.C83])" office:value-type="string" office:string-value="" calcext:value-type="error">
            <text:p>#N/D</text:p>
          </table:table-cell>
          <table:table-cell table:formula="of:=COM.MICROSOFT.IFS([.C83]=0;0.03%*POWER([.B83];1.5)*25000)" office:value-type="float" office:value="311.769145362398" calcext:value-type="float">
            <text:p>312</text:p>
          </table:table-cell>
          <table:table-cell/>
          <table:table-cell table:formula="of:=AND([.B83]&gt;15;[.C8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2" calcext:value-type="date">
            <text:p>22.06.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IFS([.C84]&gt;0;700*[.C84])" office:value-type="float" office:value="2100" calcext:value-type="float">
            <text:p>2100</text:p>
          </table:table-cell>
          <table:table-cell table:formula="of:=COM.MICROSOFT.IFS([.C84]=0;0.03%*POWER([.B84];1.5)*25000)" office:value-type="string" office:string-value="" calcext:value-type="error">
            <text:p>#N/D</text:p>
          </table:table-cell>
          <table:table-cell/>
          <table:table-cell table:formula="of:=AND([.B84]&gt;15;[.C8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3" calcext:value-type="date">
            <text:p>23.06.20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M.MICROSOFT.IFS([.C85]&gt;0;700*[.C85])" office:value-type="float" office:value="2100" calcext:value-type="float">
            <text:p>2100</text:p>
          </table:table-cell>
          <table:table-cell table:formula="of:=COM.MICROSOFT.IFS([.C85]=0;0.03%*POWER([.B85];1.5)*25000)" office:value-type="string" office:string-value="" calcext:value-type="error">
            <text:p>#N/D</text:p>
          </table:table-cell>
          <table:table-cell/>
          <table:table-cell table:formula="of:=AND([.B85]&gt;15;[.C8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4" calcext:value-type="date">
            <text:p>24.06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86]&gt;0;700*[.C86])" office:value-type="string" office:string-value="" calcext:value-type="error">
            <text:p>#N/D</text:p>
          </table:table-cell>
          <table:table-cell table:formula="of:=COM.MICROSOFT.IFS([.C86]=0;0.03%*POWER([.B86];1.5)*25000)" office:value-type="float" office:value="311.769145362398" calcext:value-type="float">
            <text:p>312</text:p>
          </table:table-cell>
          <table:table-cell/>
          <table:table-cell table:formula="of:=AND([.B86]&gt;15;[.C8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5" calcext:value-type="date">
            <text:p>25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87]&gt;0;700*[.C87])" office:value-type="string" office:string-value="" calcext:value-type="error">
            <text:p>#N/D</text:p>
          </table:table-cell>
          <table:table-cell table:formula="of:=COM.MICROSOFT.IFS([.C87]=0;0.03%*POWER([.B87];1.5)*25000)" office:value-type="float" office:value="480" calcext:value-type="float">
            <text:p>480</text:p>
          </table:table-cell>
          <table:table-cell/>
          <table:table-cell table:formula="of:=AND([.B87]&gt;15;[.C8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26" calcext:value-type="date">
            <text:p>26.06.20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M.MICROSOFT.IFS([.C88]&gt;0;700*[.C88])" office:value-type="float" office:value="4900" calcext:value-type="float">
            <text:p>4900</text:p>
          </table:table-cell>
          <table:table-cell table:formula="of:=COM.MICROSOFT.IFS([.C88]=0;0.03%*POWER([.B88];1.5)*25000)" office:value-type="string" office:string-value="" calcext:value-type="error">
            <text:p>#N/D</text:p>
          </table:table-cell>
          <table:table-cell/>
          <table:table-cell table:formula="of:=AND([.B88]&gt;15;[.C8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7" calcext:value-type="date">
            <text:p>27.06.20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COM.MICROSOFT.IFS([.C89]&gt;0;700*[.C89])" office:value-type="float" office:value="4200" calcext:value-type="float">
            <text:p>4200</text:p>
          </table:table-cell>
          <table:table-cell table:formula="of:=COM.MICROSOFT.IFS([.C89]=0;0.03%*POWER([.B89];1.5)*25000)" office:value-type="string" office:string-value="" calcext:value-type="error">
            <text:p>#N/D</text:p>
          </table:table-cell>
          <table:table-cell/>
          <table:table-cell table:formula="of:=AND([.B89]&gt;15;[.C8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6-28" calcext:value-type="date">
            <text:p>28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90]&gt;0;700*[.C90])" office:value-type="string" office:string-value="" calcext:value-type="error">
            <text:p>#N/D</text:p>
          </table:table-cell>
          <table:table-cell table:formula="of:=COM.MICROSOFT.IFS([.C90]=0;0.03%*POWER([.B90];1.5)*25000)" office:value-type="float" office:value="480" calcext:value-type="float">
            <text:p>480</text:p>
          </table:table-cell>
          <table:table-cell/>
          <table:table-cell table:formula="of:=AND([.B90]&gt;15;[.C9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29" calcext:value-type="date">
            <text:p>29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91]&gt;0;700*[.C91])" office:value-type="string" office:string-value="" calcext:value-type="error">
            <text:p>#N/D</text:p>
          </table:table-cell>
          <table:table-cell table:formula="of:=COM.MICROSOFT.IFS([.C91]=0;0.03%*POWER([.B91];1.5)*25000)" office:value-type="float" office:value="480" calcext:value-type="float">
            <text:p>480</text:p>
          </table:table-cell>
          <table:table-cell/>
          <table:table-cell table:formula="of:=AND([.B91]&gt;15;[.C9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6-30" calcext:value-type="date">
            <text:p>30.06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M.MICROSOFT.IFS([.C92]&gt;0;700*[.C92])" office:value-type="string" office:string-value="" calcext:value-type="error">
            <text:p>#N/D</text:p>
          </table:table-cell>
          <table:table-cell table:formula="of:=COM.MICROSOFT.IFS([.C92]=0;0.03%*POWER([.B92];1.5)*25000)" office:value-type="float" office:value="621.143099454546" calcext:value-type="float">
            <text:p>621</text:p>
          </table:table-cell>
          <table:table-cell/>
          <table:table-cell table:formula="of:=AND([.B92]&gt;15;[.C92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1" calcext:value-type="date">
            <text:p>1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93]&gt;0;700*[.C93])" office:value-type="string" office:string-value="" calcext:value-type="error">
            <text:p>#N/D</text:p>
          </table:table-cell>
          <table:table-cell table:formula="of:=COM.MICROSOFT.IFS([.C93]=0;0.03%*POWER([.B93];1.5)*25000)" office:value-type="float" office:value="572.756492761103" calcext:value-type="float">
            <text:p>573</text:p>
          </table:table-cell>
          <table:table-cell/>
          <table:table-cell table:formula="of:=AND([.B93]&gt;15;[.C93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2" calcext:value-type="date">
            <text:p>2.07.20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COM.MICROSOFT.IFS([.C94]&gt;0;700*[.C94])" office:value-type="string" office:string-value="" calcext:value-type="error">
            <text:p>#N/D</text:p>
          </table:table-cell>
          <table:table-cell table:formula="of:=COM.MICROSOFT.IFS([.C94]=0;0.03%*POWER([.B94];1.5)*25000)" office:value-type="float" office:value="670.820393249937" calcext:value-type="float">
            <text:p>671</text:p>
          </table:table-cell>
          <table:table-cell/>
          <table:table-cell table:formula="of:=AND([.B94]&gt;15;[.C94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3" calcext:value-type="date">
            <text:p>3.07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95]&gt;0;700*[.C95])" office:value-type="string" office:string-value="" calcext:value-type="error">
            <text:p>#N/D</text:p>
          </table:table-cell>
          <table:table-cell table:formula="of:=COM.MICROSOFT.IFS([.C95]=0;0.03%*POWER([.B95];1.5)*25000)" office:value-type="float" office:value="773.918600370866" calcext:value-type="float">
            <text:p>774</text:p>
          </table:table-cell>
          <table:table-cell/>
          <table:table-cell table:formula="of:=AND([.B95]&gt;15;[.C9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4" calcext:value-type="date">
            <text:p>4.07.2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COM.MICROSOFT.IFS([.C96]&gt;0;700*[.C96])" office:value-type="string" office:string-value="" calcext:value-type="error">
            <text:p>#N/D</text:p>
          </table:table-cell>
          <table:table-cell table:formula="of:=COM.MICROSOFT.IFS([.C96]=0;0.03%*POWER([.B96];1.5)*25000)" office:value-type="float" office:value="937.5" calcext:value-type="float">
            <text:p>938</text:p>
          </table:table-cell>
          <table:table-cell/>
          <table:table-cell table:formula="of:=AND([.B96]&gt;15;[.C9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5" calcext:value-type="date">
            <text:p>5.07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COM.MICROSOFT.IFS([.C97]&gt;0;700*[.C97])" office:value-type="string" office:string-value="" calcext:value-type="error">
            <text:p>#N/D</text:p>
          </table:table-cell>
          <table:table-cell table:formula="of:=COM.MICROSOFT.IFS([.C97]=0;0.03%*POWER([.B97];1.5)*25000)" office:value-type="float" office:value="994.308805150593" calcext:value-type="float">
            <text:p>994</text:p>
          </table:table-cell>
          <table:table-cell/>
          <table:table-cell table:formula="of:=AND([.B97]&gt;15;[.C9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6" calcext:value-type="date">
            <text:p>6.07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98]&gt;0;700*[.C98])" office:value-type="string" office:string-value="" calcext:value-type="error">
            <text:p>#N/D</text:p>
          </table:table-cell>
          <table:table-cell table:formula="of:=COM.MICROSOFT.IFS([.C98]=0;0.03%*POWER([.B98];1.5)*25000)" office:value-type="float" office:value="773.918600370866" calcext:value-type="float">
            <text:p>774</text:p>
          </table:table-cell>
          <table:table-cell/>
          <table:table-cell table:formula="of:=AND([.B98]&gt;15;[.C98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07" calcext:value-type="date">
            <text:p>7.07.20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COM.MICROSOFT.IFS([.C99]&gt;0;700*[.C99])" office:value-type="float" office:value="12600" calcext:value-type="float">
            <text:p>12600</text:p>
          </table:table-cell>
          <table:table-cell table:formula="of:=COM.MICROSOFT.IFS([.C99]=0;0.03%*POWER([.B99];1.5)*25000)" office:value-type="string" office:string-value="" calcext:value-type="error">
            <text:p>#N/D</text:p>
          </table:table-cell>
          <table:table-cell/>
          <table:table-cell table:formula="of:=AND([.B99]&gt;15;[.C9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08" calcext:value-type="date">
            <text:p>8.07.20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COM.MICROSOFT.IFS([.C100]&gt;0;700*[.C100])" office:value-type="float" office:value="2100" calcext:value-type="float">
            <text:p>2100</text:p>
          </table:table-cell>
          <table:table-cell table:formula="of:=COM.MICROSOFT.IFS([.C100]=0;0.03%*POWER([.B100];1.5)*25000)" office:value-type="string" office:string-value="" calcext:value-type="error">
            <text:p>#N/D</text:p>
          </table:table-cell>
          <table:table-cell/>
          <table:table-cell table:formula="of:=AND([.B100]&gt;15;[.C10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09" calcext:value-type="date">
            <text:p>9.07.2015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table:formula="of:=COM.MICROSOFT.IFS([.C101]&gt;0;700*[.C101])" office:value-type="float" office:value="140" calcext:value-type="float">
            <text:p>140</text:p>
          </table:table-cell>
          <table:table-cell table:formula="of:=COM.MICROSOFT.IFS([.C101]=0;0.03%*POWER([.B101];1.5)*25000)" office:value-type="string" office:string-value="" calcext:value-type="error">
            <text:p>#N/D</text:p>
          </table:table-cell>
          <table:table-cell/>
          <table:table-cell table:formula="of:=AND([.B101]&gt;15;[.C10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0" calcext:value-type="date">
            <text:p>10.07.2015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table:formula="of:=COM.MICROSOFT.IFS([.C102]&gt;0;700*[.C102])" office:value-type="float" office:value="8540" calcext:value-type="float">
            <text:p>8540</text:p>
          </table:table-cell>
          <table:table-cell table:formula="of:=COM.MICROSOFT.IFS([.C102]=0;0.03%*POWER([.B102];1.5)*25000)" office:value-type="string" office:string-value="" calcext:value-type="error">
            <text:p>#N/D</text:p>
          </table:table-cell>
          <table:table-cell/>
          <table:table-cell table:formula="of:=AND([.B102]&gt;15;[.C10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11" calcext:value-type="date">
            <text:p>11.07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103]&gt;0;700*[.C103])" office:value-type="string" office:string-value="" calcext:value-type="error">
            <text:p>#N/D</text:p>
          </table:table-cell>
          <table:table-cell table:formula="of:=COM.MICROSOFT.IFS([.C103]=0;0.03%*POWER([.B103];1.5)*25000)" office:value-type="float" office:value="480" calcext:value-type="float">
            <text:p>480</text:p>
          </table:table-cell>
          <table:table-cell/>
          <table:table-cell table:formula="of:=AND([.B103]&gt;15;[.C103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2" calcext:value-type="date">
            <text:p>12.07.20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COM.MICROSOFT.IFS([.C104]&gt;0;700*[.C104])" office:value-type="float" office:value="1400" calcext:value-type="float">
            <text:p>1400</text:p>
          </table:table-cell>
          <table:table-cell table:formula="of:=COM.MICROSOFT.IFS([.C104]=0;0.03%*POWER([.B104];1.5)*25000)" office:value-type="string" office:string-value="" calcext:value-type="error">
            <text:p>#N/D</text:p>
          </table:table-cell>
          <table:table-cell/>
          <table:table-cell table:formula="of:=AND([.B104]&gt;15;[.C10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13" calcext:value-type="date">
            <text:p>13.07.20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COM.MICROSOFT.IFS([.C105]&gt;0;700*[.C105])" office:value-type="float" office:value="8400" calcext:value-type="float">
            <text:p>8400</text:p>
          </table:table-cell>
          <table:table-cell table:formula="of:=COM.MICROSOFT.IFS([.C105]=0;0.03%*POWER([.B105];1.5)*25000)" office:value-type="string" office:string-value="" calcext:value-type="error">
            <text:p>#N/D</text:p>
          </table:table-cell>
          <table:table-cell/>
          <table:table-cell table:formula="of:=AND([.B105]&gt;15;[.C10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14" calcext:value-type="date">
            <text:p>14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06]&gt;0;700*[.C106])" office:value-type="string" office:string-value="" calcext:value-type="error">
            <text:p>#N/D</text:p>
          </table:table-cell>
          <table:table-cell table:formula="of:=COM.MICROSOFT.IFS([.C106]=0;0.03%*POWER([.B106];1.5)*25000)" office:value-type="float" office:value="572.756492761103" calcext:value-type="float">
            <text:p>573</text:p>
          </table:table-cell>
          <table:table-cell/>
          <table:table-cell table:formula="of:=AND([.B106]&gt;15;[.C10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5" calcext:value-type="date">
            <text:p>15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07]&gt;0;700*[.C107])" office:value-type="string" office:string-value="" calcext:value-type="error">
            <text:p>#N/D</text:p>
          </table:table-cell>
          <table:table-cell table:formula="of:=COM.MICROSOFT.IFS([.C107]=0;0.03%*POWER([.B107];1.5)*25000)" office:value-type="float" office:value="572.756492761103" calcext:value-type="float">
            <text:p>573</text:p>
          </table:table-cell>
          <table:table-cell/>
          <table:table-cell table:formula="of:=AND([.B107]&gt;15;[.C10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6" calcext:value-type="date">
            <text:p>16.07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108]&gt;0;700*[.C108])" office:value-type="string" office:string-value="" calcext:value-type="error">
            <text:p>#N/D</text:p>
          </table:table-cell>
          <table:table-cell table:formula="of:=COM.MICROSOFT.IFS([.C108]=0;0.03%*POWER([.B108];1.5)*25000)" office:value-type="float" office:value="480" calcext:value-type="float">
            <text:p>480</text:p>
          </table:table-cell>
          <table:table-cell/>
          <table:table-cell table:formula="of:=AND([.B108]&gt;15;[.C108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7" calcext:value-type="date">
            <text:p>17.07.20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COM.MICROSOFT.IFS([.C109]&gt;0;700*[.C109])" office:value-type="string" office:string-value="" calcext:value-type="error">
            <text:p>#N/D</text:p>
          </table:table-cell>
          <table:table-cell table:formula="of:=COM.MICROSOFT.IFS([.C109]=0;0.03%*POWER([.B109];1.5)*25000)" office:value-type="float" office:value="721.755671955545" calcext:value-type="float">
            <text:p>722</text:p>
          </table:table-cell>
          <table:table-cell/>
          <table:table-cell table:formula="of:=AND([.B109]&gt;15;[.C109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8" calcext:value-type="date">
            <text:p>18.07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COM.MICROSOFT.IFS([.C110]&gt;0;700*[.C110])" office:value-type="string" office:string-value="" calcext:value-type="error">
            <text:p>#N/D</text:p>
          </table:table-cell>
          <table:table-cell table:formula="of:=COM.MICROSOFT.IFS([.C110]=0;0.03%*POWER([.B110];1.5)*25000)" office:value-type="float" office:value="994.308805150593" calcext:value-type="float">
            <text:p>994</text:p>
          </table:table-cell>
          <table:table-cell/>
          <table:table-cell table:formula="of:=AND([.B110]&gt;15;[.C11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19" calcext:value-type="date">
            <text:p>19.07.20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COM.MICROSOFT.IFS([.C111]&gt;0;700*[.C111])" office:value-type="float" office:value="12600" calcext:value-type="float">
            <text:p>12600</text:p>
          </table:table-cell>
          <table:table-cell table:formula="of:=COM.MICROSOFT.IFS([.C111]=0;0.03%*POWER([.B111];1.5)*25000)" office:value-type="string" office:string-value="" calcext:value-type="error">
            <text:p>#N/D</text:p>
          </table:table-cell>
          <table:table-cell/>
          <table:table-cell table:formula="of:=AND([.B111]&gt;15;[.C11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20" calcext:value-type="date">
            <text:p>20.07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M.MICROSOFT.IFS([.C112]&gt;0;700*[.C112])" office:value-type="string" office:string-value="" calcext:value-type="error">
            <text:p>#N/D</text:p>
          </table:table-cell>
          <table:table-cell table:formula="of:=COM.MICROSOFT.IFS([.C112]=0;0.03%*POWER([.B112];1.5)*25000)" office:value-type="float" office:value="621.143099454546" calcext:value-type="float">
            <text:p>621</text:p>
          </table:table-cell>
          <table:table-cell/>
          <table:table-cell table:formula="of:=AND([.B112]&gt;15;[.C112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1" calcext:value-type="date">
            <text:p>21.07.20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COM.MICROSOFT.IFS([.C113]&gt;0;700*[.C113])" office:value-type="float" office:value="4200" calcext:value-type="float">
            <text:p>4200</text:p>
          </table:table-cell>
          <table:table-cell table:formula="of:=COM.MICROSOFT.IFS([.C113]=0;0.03%*POWER([.B113];1.5)*25000)" office:value-type="string" office:string-value="" calcext:value-type="error">
            <text:p>#N/D</text:p>
          </table:table-cell>
          <table:table-cell/>
          <table:table-cell table:formula="of:=AND([.B113]&gt;15;[.C11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22" calcext:value-type="date">
            <text:p>22.07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114]&gt;0;700*[.C114])" office:value-type="string" office:string-value="" calcext:value-type="error">
            <text:p>#N/D</text:p>
          </table:table-cell>
          <table:table-cell table:formula="of:=COM.MICROSOFT.IFS([.C114]=0;0.03%*POWER([.B114];1.5)*25000)" office:value-type="float" office:value="773.918600370866" calcext:value-type="float">
            <text:p>774</text:p>
          </table:table-cell>
          <table:table-cell/>
          <table:table-cell table:formula="of:=AND([.B114]&gt;15;[.C114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3" calcext:value-type="date">
            <text:p>23.07.20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COM.MICROSOFT.IFS([.C115]&gt;0;700*[.C115])" office:value-type="string" office:string-value="" calcext:value-type="error">
            <text:p>#N/D</text:p>
          </table:table-cell>
          <table:table-cell table:formula="of:=COM.MICROSOFT.IFS([.C115]=0;0.03%*POWER([.B115];1.5)*25000)" office:value-type="float" office:value="670.820393249937" calcext:value-type="float">
            <text:p>671</text:p>
          </table:table-cell>
          <table:table-cell/>
          <table:table-cell table:formula="of:=AND([.B115]&gt;15;[.C11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4" calcext:value-type="date">
            <text:p>24.07.20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COM.MICROSOFT.IFS([.C116]&gt;0;700*[.C116])" office:value-type="string" office:string-value="" calcext:value-type="error">
            <text:p>#N/D</text:p>
          </table:table-cell>
          <table:table-cell table:formula="of:=COM.MICROSOFT.IFS([.C116]=0;0.03%*POWER([.B116];1.5)*25000)" office:value-type="float" office:value="670.820393249937" calcext:value-type="float">
            <text:p>671</text:p>
          </table:table-cell>
          <table:table-cell/>
          <table:table-cell table:formula="of:=AND([.B116]&gt;15;[.C11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5" calcext:value-type="date">
            <text:p>25.07.201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formula="of:=COM.MICROSOFT.IFS([.C117]&gt;0;700*[.C117])" office:value-type="float" office:value="70" calcext:value-type="float">
            <text:p>70</text:p>
          </table:table-cell>
          <table:table-cell table:formula="of:=COM.MICROSOFT.IFS([.C117]=0;0.03%*POWER([.B117];1.5)*25000)" office:value-type="string" office:string-value="" calcext:value-type="error">
            <text:p>#N/D</text:p>
          </table:table-cell>
          <table:table-cell/>
          <table:table-cell table:formula="of:=AND([.B117]&gt;15;[.C11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6" calcext:value-type="date">
            <text:p>26.07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118]&gt;0;700*[.C118])" office:value-type="string" office:string-value="" calcext:value-type="error">
            <text:p>#N/D</text:p>
          </table:table-cell>
          <table:table-cell table:formula="of:=COM.MICROSOFT.IFS([.C118]=0;0.03%*POWER([.B118];1.5)*25000)" office:value-type="float" office:value="480" calcext:value-type="float">
            <text:p>480</text:p>
          </table:table-cell>
          <table:table-cell/>
          <table:table-cell table:formula="of:=AND([.B118]&gt;15;[.C118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7" calcext:value-type="date">
            <text:p>27.07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formula="of:=COM.MICROSOFT.IFS([.C119]&gt;0;700*[.C119])" office:value-type="float" office:value="70" calcext:value-type="float">
            <text:p>70</text:p>
          </table:table-cell>
          <table:table-cell table:formula="of:=COM.MICROSOFT.IFS([.C119]=0;0.03%*POWER([.B119];1.5)*25000)" office:value-type="string" office:string-value="" calcext:value-type="error">
            <text:p>#N/D</text:p>
          </table:table-cell>
          <table:table-cell/>
          <table:table-cell table:formula="of:=AND([.B119]&gt;15;[.C119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8" calcext:value-type="date">
            <text:p>28.07.2015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table:formula="of:=COM.MICROSOFT.IFS([.C120]&gt;0;700*[.C120])" office:value-type="float" office:value="210" calcext:value-type="float">
            <text:p>210</text:p>
          </table:table-cell>
          <table:table-cell table:formula="of:=COM.MICROSOFT.IFS([.C120]=0;0.03%*POWER([.B120];1.5)*25000)" office:value-type="string" office:string-value="" calcext:value-type="error">
            <text:p>#N/D</text:p>
          </table:table-cell>
          <table:table-cell/>
          <table:table-cell table:formula="of:=AND([.B120]&gt;15;[.C12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29" calcext:value-type="date">
            <text:p>29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21]&gt;0;700*[.C121])" office:value-type="string" office:string-value="" calcext:value-type="error">
            <text:p>#N/D</text:p>
          </table:table-cell>
          <table:table-cell table:formula="of:=COM.MICROSOFT.IFS([.C121]=0;0.03%*POWER([.B121];1.5)*25000)" office:value-type="float" office:value="572.756492761103" calcext:value-type="float">
            <text:p>573</text:p>
          </table:table-cell>
          <table:table-cell/>
          <table:table-cell table:formula="of:=AND([.B121]&gt;15;[.C12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7-30" calcext:value-type="date">
            <text:p>30.07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122]&gt;0;700*[.C122])" office:value-type="string" office:string-value="" calcext:value-type="error">
            <text:p>#N/D</text:p>
          </table:table-cell>
          <table:table-cell table:formula="of:=COM.MICROSOFT.IFS([.C122]=0;0.03%*POWER([.B122];1.5)*25000)" office:value-type="float" office:value="392.874025611264" calcext:value-type="float">
            <text:p>393</text:p>
          </table:table-cell>
          <table:table-cell/>
          <table:table-cell table:formula="of:=AND([.B122]&gt;15;[.C12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7-31" calcext:value-type="date">
            <text:p>31.07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123]&gt;0;700*[.C123])" office:value-type="string" office:string-value="" calcext:value-type="error">
            <text:p>#N/D</text:p>
          </table:table-cell>
          <table:table-cell table:formula="of:=COM.MICROSOFT.IFS([.C123]=0;0.03%*POWER([.B123];1.5)*25000)" office:value-type="float" office:value="392.874025611264" calcext:value-type="float">
            <text:p>393</text:p>
          </table:table-cell>
          <table:table-cell/>
          <table:table-cell table:formula="of:=AND([.B123]&gt;15;[.C12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8-01" calcext:value-type="date">
            <text:p>1.08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124]&gt;0;700*[.C124])" office:value-type="string" office:string-value="" calcext:value-type="error">
            <text:p>#N/D</text:p>
          </table:table-cell>
          <table:table-cell table:formula="of:=COM.MICROSOFT.IFS([.C124]=0;0.03%*POWER([.B124];1.5)*25000)" office:value-type="float" office:value="480" calcext:value-type="float">
            <text:p>480</text:p>
          </table:table-cell>
          <table:table-cell/>
          <table:table-cell table:formula="of:=AND([.B124]&gt;15;[.C124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2" calcext:value-type="date">
            <text:p>2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125]&gt;0;700*[.C125])" office:value-type="string" office:string-value="" calcext:value-type="error">
            <text:p>#N/D</text:p>
          </table:table-cell>
          <table:table-cell table:formula="of:=COM.MICROSOFT.IFS([.C125]=0;0.03%*POWER([.B125];1.5)*25000)" office:value-type="float" office:value="773.918600370866" calcext:value-type="float">
            <text:p>774</text:p>
          </table:table-cell>
          <table:table-cell/>
          <table:table-cell table:formula="of:=AND([.B125]&gt;15;[.C12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3" calcext:value-type="date">
            <text:p>3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126]&gt;0;700*[.C126])" office:value-type="string" office:string-value="" calcext:value-type="error">
            <text:p>#N/D</text:p>
          </table:table-cell>
          <table:table-cell table:formula="of:=COM.MICROSOFT.IFS([.C126]=0;0.03%*POWER([.B126];1.5)*25000)" office:value-type="float" office:value="773.918600370866" calcext:value-type="float">
            <text:p>774</text:p>
          </table:table-cell>
          <table:table-cell/>
          <table:table-cell table:formula="of:=AND([.B126]&gt;15;[.C12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4" calcext:value-type="date">
            <text:p>4.08.2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COM.MICROSOFT.IFS([.C127]&gt;0;700*[.C127])" office:value-type="string" office:string-value="" calcext:value-type="error">
            <text:p>#N/D</text:p>
          </table:table-cell>
          <table:table-cell table:formula="of:=COM.MICROSOFT.IFS([.C127]=0;0.03%*POWER([.B127];1.5)*25000)" office:value-type="float" office:value="937.5" calcext:value-type="float">
            <text:p>938</text:p>
          </table:table-cell>
          <table:table-cell/>
          <table:table-cell table:formula="of:=AND([.B127]&gt;15;[.C12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5" calcext:value-type="date">
            <text:p>5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COM.MICROSOFT.IFS([.C128]&gt;0;700*[.C128])" office:value-type="string" office:string-value="" calcext:value-type="error">
            <text:p>#N/D</text:p>
          </table:table-cell>
          <table:table-cell table:formula="of:=COM.MICROSOFT.IFS([.C128]=0;0.03%*POWER([.B128];1.5)*25000)" office:value-type="float" office:value="881.816307401944" calcext:value-type="float">
            <text:p>882</text:p>
          </table:table-cell>
          <table:table-cell/>
          <table:table-cell table:formula="of:=AND([.B128]&gt;15;[.C128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6" calcext:value-type="date">
            <text:p>6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COM.MICROSOFT.IFS([.C129]&gt;0;700*[.C129])" office:value-type="string" office:string-value="" calcext:value-type="error">
            <text:p>#N/D</text:p>
          </table:table-cell>
          <table:table-cell table:formula="of:=COM.MICROSOFT.IFS([.C129]=0;0.03%*POWER([.B129];1.5)*25000)" office:value-type="float" office:value="881.816307401944" calcext:value-type="float">
            <text:p>882</text:p>
          </table:table-cell>
          <table:table-cell/>
          <table:table-cell table:formula="of:=AND([.B129]&gt;15;[.C129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7" calcext:value-type="date">
            <text:p>7.08.20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COM.MICROSOFT.IFS([.C130]&gt;0;700*[.C130])" office:value-type="string" office:string-value="" calcext:value-type="error">
            <text:p>#N/D</text:p>
          </table:table-cell>
          <table:table-cell table:formula="of:=COM.MICROSOFT.IFS([.C130]=0;0.03%*POWER([.B130];1.5)*25000)" office:value-type="float" office:value="1111.21555064713" calcext:value-type="float">
            <text:p>1111</text:p>
          </table:table-cell>
          <table:table-cell/>
          <table:table-cell table:formula="of:=AND([.B130]&gt;15;[.C13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8" calcext:value-type="date">
            <text:p>8.08.20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COM.MICROSOFT.IFS([.C131]&gt;0;700*[.C131])" office:value-type="string" office:string-value="" calcext:value-type="error">
            <text:p>#N/D</text:p>
          </table:table-cell>
          <table:table-cell table:formula="of:=COM.MICROSOFT.IFS([.C131]=0;0.03%*POWER([.B131];1.5)*25000)" office:value-type="float" office:value="1111.21555064713" calcext:value-type="float">
            <text:p>1111</text:p>
          </table:table-cell>
          <table:table-cell/>
          <table:table-cell table:formula="of:=AND([.B131]&gt;15;[.C13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09" calcext:value-type="date">
            <text:p>9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COM.MICROSOFT.IFS([.C132]&gt;0;700*[.C132])" office:value-type="string" office:string-value="" calcext:value-type="error">
            <text:p>#N/D</text:p>
          </table:table-cell>
          <table:table-cell table:formula="of:=COM.MICROSOFT.IFS([.C132]=0;0.03%*POWER([.B132];1.5)*25000)" office:value-type="float" office:value="881.816307401944" calcext:value-type="float">
            <text:p>882</text:p>
          </table:table-cell>
          <table:table-cell/>
          <table:table-cell table:formula="of:=AND([.B132]&gt;15;[.C132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0" calcext:value-type="date">
            <text:p>10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COM.MICROSOFT.IFS([.C133]&gt;0;700*[.C133])" office:value-type="string" office:string-value="" calcext:value-type="error">
            <text:p>#N/D</text:p>
          </table:table-cell>
          <table:table-cell table:formula="of:=COM.MICROSOFT.IFS([.C133]=0;0.03%*POWER([.B133];1.5)*25000)" office:value-type="float" office:value="881.816307401944" calcext:value-type="float">
            <text:p>882</text:p>
          </table:table-cell>
          <table:table-cell/>
          <table:table-cell table:formula="of:=AND([.B133]&gt;15;[.C133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1" calcext:value-type="date">
            <text:p>11.08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COM.MICROSOFT.IFS([.C134]&gt;0;700*[.C134])" office:value-type="string" office:string-value="" calcext:value-type="error">
            <text:p>#N/D</text:p>
          </table:table-cell>
          <table:table-cell table:formula="of:=COM.MICROSOFT.IFS([.C134]=0;0.03%*POWER([.B134];1.5)*25000)" office:value-type="float" office:value="994.308805150593" calcext:value-type="float">
            <text:p>994</text:p>
          </table:table-cell>
          <table:table-cell/>
          <table:table-cell table:formula="of:=AND([.B134]&gt;15;[.C134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2" calcext:value-type="date">
            <text:p>12.08.2015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table:formula="of:=COM.MICROSOFT.IFS([.C135]&gt;0;700*[.C135])" office:value-type="float" office:value="420" calcext:value-type="float">
            <text:p>420</text:p>
          </table:table-cell>
          <table:table-cell table:formula="of:=COM.MICROSOFT.IFS([.C135]=0;0.03%*POWER([.B135];1.5)*25000)" office:value-type="string" office:string-value="" calcext:value-type="error">
            <text:p>#N/D</text:p>
          </table:table-cell>
          <table:table-cell/>
          <table:table-cell table:formula="of:=AND([.B135]&gt;15;[.C13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3" calcext:value-type="date">
            <text:p>13.08.2015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table:formula="of:=COM.MICROSOFT.IFS([.C136]&gt;0;700*[.C136])" office:value-type="float" office:value="70" calcext:value-type="float">
            <text:p>70</text:p>
          </table:table-cell>
          <table:table-cell table:formula="of:=COM.MICROSOFT.IFS([.C136]=0;0.03%*POWER([.B136];1.5)*25000)" office:value-type="string" office:string-value="" calcext:value-type="error">
            <text:p>#N/D</text:p>
          </table:table-cell>
          <table:table-cell/>
          <table:table-cell table:formula="of:=AND([.B136]&gt;15;[.C13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4" calcext:value-type="date">
            <text:p>14.08.20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COM.MICROSOFT.IFS([.C137]&gt;0;700*[.C137])" office:value-type="string" office:string-value="" calcext:value-type="error">
            <text:p>#N/D</text:p>
          </table:table-cell>
          <table:table-cell table:formula="of:=COM.MICROSOFT.IFS([.C137]=0;0.03%*POWER([.B137];1.5)*25000)" office:value-type="float" office:value="1421.77925501816" calcext:value-type="float">
            <text:p>1422</text:p>
          </table:table-cell>
          <table:table-cell/>
          <table:table-cell table:formula="of:=AND([.B137]&gt;15;[.C13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5" calcext:value-type="date">
            <text:p>15.08.20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COM.MICROSOFT.IFS([.C138]&gt;0;700*[.C138])" office:value-type="float" office:value="8400" calcext:value-type="float">
            <text:p>8400</text:p>
          </table:table-cell>
          <table:table-cell table:formula="of:=COM.MICROSOFT.IFS([.C138]=0;0.03%*POWER([.B138];1.5)*25000)" office:value-type="string" office:string-value="" calcext:value-type="error">
            <text:p>#N/D</text:p>
          </table:table-cell>
          <table:table-cell/>
          <table:table-cell table:formula="of:=AND([.B138]&gt;15;[.C13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8-16" calcext:value-type="date">
            <text:p>16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139]&gt;0;700*[.C139])" office:value-type="string" office:string-value="" calcext:value-type="error">
            <text:p>#N/D</text:p>
          </table:table-cell>
          <table:table-cell table:formula="of:=COM.MICROSOFT.IFS([.C139]=0;0.03%*POWER([.B139];1.5)*25000)" office:value-type="float" office:value="773.918600370866" calcext:value-type="float">
            <text:p>774</text:p>
          </table:table-cell>
          <table:table-cell/>
          <table:table-cell table:formula="of:=AND([.B139]&gt;15;[.C139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7" calcext:value-type="date">
            <text:p>17.08.2015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table:formula="of:=COM.MICROSOFT.IFS([.C140]&gt;0;700*[.C140])" office:value-type="float" office:value="140" calcext:value-type="float">
            <text:p>140</text:p>
          </table:table-cell>
          <table:table-cell table:formula="of:=COM.MICROSOFT.IFS([.C140]=0;0.03%*POWER([.B140];1.5)*25000)" office:value-type="string" office:string-value="" calcext:value-type="error">
            <text:p>#N/D</text:p>
          </table:table-cell>
          <table:table-cell/>
          <table:table-cell table:formula="of:=AND([.B140]&gt;15;[.C14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8" calcext:value-type="date">
            <text:p>18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141]&gt;0;700*[.C141])" office:value-type="string" office:string-value="" calcext:value-type="error">
            <text:p>#N/D</text:p>
          </table:table-cell>
          <table:table-cell table:formula="of:=COM.MICROSOFT.IFS([.C141]=0;0.03%*POWER([.B141];1.5)*25000)" office:value-type="float" office:value="773.918600370866" calcext:value-type="float">
            <text:p>774</text:p>
          </table:table-cell>
          <table:table-cell/>
          <table:table-cell table:formula="of:=AND([.B141]&gt;15;[.C14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19" calcext:value-type="date">
            <text:p>19.08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M.MICROSOFT.IFS([.C142]&gt;0;700*[.C142])" office:value-type="string" office:string-value="" calcext:value-type="error">
            <text:p>#N/D</text:p>
          </table:table-cell>
          <table:table-cell table:formula="of:=COM.MICROSOFT.IFS([.C142]=0;0.03%*POWER([.B142];1.5)*25000)" office:value-type="float" office:value="621.143099454546" calcext:value-type="float">
            <text:p>621</text:p>
          </table:table-cell>
          <table:table-cell/>
          <table:table-cell table:formula="of:=AND([.B142]&gt;15;[.C142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0" calcext:value-type="date">
            <text:p>20.08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43]&gt;0;700*[.C143])" office:value-type="string" office:string-value="" calcext:value-type="error">
            <text:p>#N/D</text:p>
          </table:table-cell>
          <table:table-cell table:formula="of:=COM.MICROSOFT.IFS([.C143]=0;0.03%*POWER([.B143];1.5)*25000)" office:value-type="float" office:value="572.756492761103" calcext:value-type="float">
            <text:p>573</text:p>
          </table:table-cell>
          <table:table-cell/>
          <table:table-cell table:formula="of:=AND([.B143]&gt;15;[.C143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1" calcext:value-type="date">
            <text:p>21.08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44]&gt;0;700*[.C144])" office:value-type="string" office:string-value="" calcext:value-type="error">
            <text:p>#N/D</text:p>
          </table:table-cell>
          <table:table-cell table:formula="of:=COM.MICROSOFT.IFS([.C144]=0;0.03%*POWER([.B144];1.5)*25000)" office:value-type="float" office:value="572.756492761103" calcext:value-type="float">
            <text:p>573</text:p>
          </table:table-cell>
          <table:table-cell/>
          <table:table-cell table:formula="of:=AND([.B144]&gt;15;[.C144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2" calcext:value-type="date">
            <text:p>22.08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45]&gt;0;700*[.C145])" office:value-type="string" office:string-value="" calcext:value-type="error">
            <text:p>#N/D</text:p>
          </table:table-cell>
          <table:table-cell table:formula="of:=COM.MICROSOFT.IFS([.C145]=0;0.03%*POWER([.B145];1.5)*25000)" office:value-type="float" office:value="572.756492761103" calcext:value-type="float">
            <text:p>573</text:p>
          </table:table-cell>
          <table:table-cell/>
          <table:table-cell table:formula="of:=AND([.B145]&gt;15;[.C14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3" calcext:value-type="date">
            <text:p>23.08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M.MICROSOFT.IFS([.C146]&gt;0;700*[.C146])" office:value-type="string" office:string-value="" calcext:value-type="error">
            <text:p>#N/D</text:p>
          </table:table-cell>
          <table:table-cell table:formula="of:=COM.MICROSOFT.IFS([.C146]=0;0.03%*POWER([.B146];1.5)*25000)" office:value-type="float" office:value="621.143099454546" calcext:value-type="float">
            <text:p>621</text:p>
          </table:table-cell>
          <table:table-cell/>
          <table:table-cell table:formula="of:=AND([.B146]&gt;15;[.C14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4" calcext:value-type="date">
            <text:p>24.08.201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formula="of:=COM.MICROSOFT.IFS([.C147]&gt;0;700*[.C147])" office:value-type="float" office:value="3850" calcext:value-type="float">
            <text:p>3850</text:p>
          </table:table-cell>
          <table:table-cell table:formula="of:=COM.MICROSOFT.IFS([.C147]=0;0.03%*POWER([.B147];1.5)*25000)" office:value-type="string" office:string-value="" calcext:value-type="error">
            <text:p>#N/D</text:p>
          </table:table-cell>
          <table:table-cell/>
          <table:table-cell table:formula="of:=AND([.B147]&gt;15;[.C147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8-25" calcext:value-type="date">
            <text:p>25.08.20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COM.MICROSOFT.IFS([.C148]&gt;0;700*[.C148])" office:value-type="float" office:value="12600" calcext:value-type="float">
            <text:p>12600</text:p>
          </table:table-cell>
          <table:table-cell table:formula="of:=COM.MICROSOFT.IFS([.C148]=0;0.03%*POWER([.B148];1.5)*25000)" office:value-type="string" office:string-value="" calcext:value-type="error">
            <text:p>#N/D</text:p>
          </table:table-cell>
          <table:table-cell/>
          <table:table-cell table:formula="of:=AND([.B148]&gt;15;[.C14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8-26" calcext:value-type="date">
            <text:p>26.08.20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COM.MICROSOFT.IFS([.C149]&gt;0;700*[.C149])" office:value-type="float" office:value="8400" calcext:value-type="float">
            <text:p>8400</text:p>
          </table:table-cell>
          <table:table-cell table:formula="of:=COM.MICROSOFT.IFS([.C149]=0;0.03%*POWER([.B149];1.5)*25000)" office:value-type="string" office:string-value="" calcext:value-type="error">
            <text:p>#N/D</text:p>
          </table:table-cell>
          <table:table-cell/>
          <table:table-cell table:formula="of:=AND([.B149]&gt;15;[.C14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8-27" calcext:value-type="date">
            <text:p>27.08.20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COM.MICROSOFT.IFS([.C150]&gt;0;700*[.C150])" office:value-type="string" office:string-value="" calcext:value-type="error">
            <text:p>#N/D</text:p>
          </table:table-cell>
          <table:table-cell table:formula="of:=COM.MICROSOFT.IFS([.C150]=0;0.03%*POWER([.B150];1.5)*25000)" office:value-type="float" office:value="827.280937771444" calcext:value-type="float">
            <text:p>827</text:p>
          </table:table-cell>
          <table:table-cell/>
          <table:table-cell table:formula="of:=AND([.B150]&gt;15;[.C15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8" calcext:value-type="date">
            <text:p>28.08.201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table:formula="of:=COM.MICROSOFT.IFS([.C151]&gt;0;700*[.C151])" office:value-type="float" office:value="70" calcext:value-type="float">
            <text:p>70</text:p>
          </table:table-cell>
          <table:table-cell table:formula="of:=COM.MICROSOFT.IFS([.C151]=0;0.03%*POWER([.B151];1.5)*25000)" office:value-type="string" office:string-value="" calcext:value-type="error">
            <text:p>#N/D</text:p>
          </table:table-cell>
          <table:table-cell/>
          <table:table-cell table:formula="of:=AND([.B151]&gt;15;[.C15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29" calcext:value-type="date">
            <text:p>29.08.20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COM.MICROSOFT.IFS([.C152]&gt;0;700*[.C152])" office:value-type="float" office:value="9800" calcext:value-type="float">
            <text:p>9800</text:p>
          </table:table-cell>
          <table:table-cell table:formula="of:=COM.MICROSOFT.IFS([.C152]=0;0.03%*POWER([.B152];1.5)*25000)" office:value-type="string" office:string-value="" calcext:value-type="error">
            <text:p>#N/D</text:p>
          </table:table-cell>
          <table:table-cell/>
          <table:table-cell table:formula="of:=AND([.B152]&gt;15;[.C15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8-30" calcext:value-type="date">
            <text:p>30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M.MICROSOFT.IFS([.C153]&gt;0;700*[.C153])" office:value-type="string" office:string-value="" calcext:value-type="error">
            <text:p>#N/D</text:p>
          </table:table-cell>
          <table:table-cell table:formula="of:=COM.MICROSOFT.IFS([.C153]=0;0.03%*POWER([.B153];1.5)*25000)" office:value-type="float" office:value="773.918600370866" calcext:value-type="float">
            <text:p>774</text:p>
          </table:table-cell>
          <table:table-cell/>
          <table:table-cell table:formula="of:=AND([.B153]&gt;15;[.C153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8-31" calcext:value-type="date">
            <text:p>31.08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COM.MICROSOFT.IFS([.C154]&gt;0;700*[.C154])" office:value-type="string" office:string-value="" calcext:value-type="error">
            <text:p>#N/D</text:p>
          </table:table-cell>
          <table:table-cell table:formula="of:=COM.MICROSOFT.IFS([.C154]=0;0.03%*POWER([.B154];1.5)*25000)" office:value-type="float" office:value="994.308805150593" calcext:value-type="float">
            <text:p>994</text:p>
          </table:table-cell>
          <table:table-cell/>
          <table:table-cell table:formula="of:=AND([.B154]&gt;15;[.C154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01" calcext:value-type="date">
            <text:p>1.09.20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M.MICROSOFT.IFS([.C155]&gt;0;700*[.C155])" office:value-type="float" office:value="1400" calcext:value-type="float">
            <text:p>1400</text:p>
          </table:table-cell>
          <table:table-cell table:formula="of:=COM.MICROSOFT.IFS([.C155]=0;0.03%*POWER([.B155];1.5)*25000)" office:value-type="string" office:string-value="" calcext:value-type="error">
            <text:p>#N/D</text:p>
          </table:table-cell>
          <table:table-cell/>
          <table:table-cell table:formula="of:=AND([.B155]&gt;15;[.C15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02" calcext:value-type="date">
            <text:p>2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56]&gt;0;700*[.C156])" office:value-type="string" office:string-value="" calcext:value-type="error">
            <text:p>#N/D</text:p>
          </table:table-cell>
          <table:table-cell table:formula="of:=COM.MICROSOFT.IFS([.C156]=0;0.03%*POWER([.B156];1.5)*25000)" office:value-type="float" office:value="572.756492761103" calcext:value-type="float">
            <text:p>573</text:p>
          </table:table-cell>
          <table:table-cell/>
          <table:table-cell table:formula="of:=AND([.B156]&gt;15;[.C15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03" calcext:value-type="date">
            <text:p>3.09.20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COM.MICROSOFT.IFS([.C157]&gt;0;700*[.C157])" office:value-type="string" office:string-value="" calcext:value-type="error">
            <text:p>#N/D</text:p>
          </table:table-cell>
          <table:table-cell table:formula="of:=COM.MICROSOFT.IFS([.C157]=0;0.03%*POWER([.B157];1.5)*25000)" office:value-type="float" office:value="525.695967266252" calcext:value-type="float">
            <text:p>526</text:p>
          </table:table-cell>
          <table:table-cell/>
          <table:table-cell table:formula="of:=AND([.B157]&gt;15;[.C15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04" calcext:value-type="date">
            <text:p>4.09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formula="of:=COM.MICROSOFT.IFS([.C158]&gt;0;700*[.C158])" office:value-type="float" office:value="70" calcext:value-type="float">
            <text:p>70</text:p>
          </table:table-cell>
          <table:table-cell table:formula="of:=COM.MICROSOFT.IFS([.C158]=0;0.03%*POWER([.B158];1.5)*25000)" office:value-type="string" office:string-value="" calcext:value-type="error">
            <text:p>#N/D</text:p>
          </table:table-cell>
          <table:table-cell/>
          <table:table-cell table:formula="of:=AND([.B158]&gt;15;[.C158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05" calcext:value-type="date">
            <text:p>5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IFS([.C159]&gt;0;700*[.C159])" office:value-type="string" office:string-value="" calcext:value-type="error">
            <text:p>#N/D</text:p>
          </table:table-cell>
          <table:table-cell table:formula="of:=COM.MICROSOFT.IFS([.C159]=0;0.03%*POWER([.B159];1.5)*25000)" office:value-type="float" office:value="435.710626448334" calcext:value-type="float">
            <text:p>436</text:p>
          </table:table-cell>
          <table:table-cell/>
          <table:table-cell table:formula="of:=AND([.B159]&gt;15;[.C15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06" calcext:value-type="date">
            <text:p>6.09.20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COM.MICROSOFT.IFS([.C160]&gt;0;700*[.C160])" office:value-type="float" office:value="2800" calcext:value-type="float">
            <text:p>2800</text:p>
          </table:table-cell>
          <table:table-cell table:formula="of:=COM.MICROSOFT.IFS([.C160]=0;0.03%*POWER([.B160];1.5)*25000)" office:value-type="string" office:string-value="" calcext:value-type="error">
            <text:p>#N/D</text:p>
          </table:table-cell>
          <table:table-cell/>
          <table:table-cell table:formula="of:=AND([.B160]&gt;15;[.C16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07" calcext:value-type="date">
            <text:p>7.09.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M.MICROSOFT.IFS([.C161]&gt;0;700*[.C161])" office:value-type="string" office:string-value="" calcext:value-type="error">
            <text:p>#N/D</text:p>
          </table:table-cell>
          <table:table-cell table:formula="of:=COM.MICROSOFT.IFS([.C161]=0;0.03%*POWER([.B161];1.5)*25000)" office:value-type="float" office:value="351.541249357739" calcext:value-type="float">
            <text:p>352</text:p>
          </table:table-cell>
          <table:table-cell/>
          <table:table-cell table:formula="of:=AND([.B161]&gt;15;[.C16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08" calcext:value-type="date">
            <text:p>8.09.20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OM.MICROSOFT.IFS([.C162]&gt;0;700*[.C162])" office:value-type="float" office:value="2800" calcext:value-type="float">
            <text:p>2800</text:p>
          </table:table-cell>
          <table:table-cell table:formula="of:=COM.MICROSOFT.IFS([.C162]=0;0.03%*POWER([.B162];1.5)*25000)" office:value-type="string" office:string-value="" calcext:value-type="error">
            <text:p>#N/D</text:p>
          </table:table-cell>
          <table:table-cell/>
          <table:table-cell table:formula="of:=AND([.B162]&gt;15;[.C16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09" calcext:value-type="date">
            <text:p>9.09.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IFS([.C163]&gt;0;700*[.C163])" office:value-type="string" office:string-value="" calcext:value-type="error">
            <text:p>#N/D</text:p>
          </table:table-cell>
          <table:table-cell table:formula="of:=COM.MICROSOFT.IFS([.C163]=0;0.03%*POWER([.B163];1.5)*25000)" office:value-type="float" office:value="273.62154520432" calcext:value-type="float">
            <text:p>274</text:p>
          </table:table-cell>
          <table:table-cell/>
          <table:table-cell table:formula="of:=AND([.B163]&gt;15;[.C16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164]&gt;0;700*[.C164])" office:value-type="string" office:string-value="" calcext:value-type="error">
            <text:p>#N/D</text:p>
          </table:table-cell>
          <table:table-cell table:formula="of:=COM.MICROSOFT.IFS([.C164]=0;0.03%*POWER([.B164];1.5)*25000)" office:value-type="float" office:value="311.769145362398" calcext:value-type="float">
            <text:p>312</text:p>
          </table:table-cell>
          <table:table-cell/>
          <table:table-cell table:formula="of:=AND([.B164]&gt;15;[.C16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11" calcext:value-type="date">
            <text:p>11.09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formula="of:=COM.MICROSOFT.IFS([.C165]&gt;0;700*[.C165])" office:value-type="float" office:value="70" calcext:value-type="float">
            <text:p>70</text:p>
          </table:table-cell>
          <table:table-cell table:formula="of:=COM.MICROSOFT.IFS([.C165]=0;0.03%*POWER([.B165];1.5)*25000)" office:value-type="string" office:string-value="" calcext:value-type="error">
            <text:p>#N/D</text:p>
          </table:table-cell>
          <table:table-cell/>
          <table:table-cell table:formula="of:=AND([.B165]&gt;15;[.C165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2" calcext:value-type="date">
            <text:p>12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66]&gt;0;700*[.C166])" office:value-type="string" office:string-value="" calcext:value-type="error">
            <text:p>#N/D</text:p>
          </table:table-cell>
          <table:table-cell table:formula="of:=COM.MICROSOFT.IFS([.C166]=0;0.03%*POWER([.B166];1.5)*25000)" office:value-type="float" office:value="572.756492761103" calcext:value-type="float">
            <text:p>573</text:p>
          </table:table-cell>
          <table:table-cell/>
          <table:table-cell table:formula="of:=AND([.B166]&gt;15;[.C166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3" calcext:value-type="date">
            <text:p>13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67]&gt;0;700*[.C167])" office:value-type="string" office:string-value="" calcext:value-type="error">
            <text:p>#N/D</text:p>
          </table:table-cell>
          <table:table-cell table:formula="of:=COM.MICROSOFT.IFS([.C167]=0;0.03%*POWER([.B167];1.5)*25000)" office:value-type="float" office:value="572.756492761103" calcext:value-type="float">
            <text:p>573</text:p>
          </table:table-cell>
          <table:table-cell/>
          <table:table-cell table:formula="of:=AND([.B167]&gt;15;[.C167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COM.MICROSOFT.IFS([.C168]&gt;0;700*[.C168])" office:value-type="float" office:value="2100" calcext:value-type="float">
            <text:p>2100</text:p>
          </table:table-cell>
          <table:table-cell table:formula="of:=COM.MICROSOFT.IFS([.C168]=0;0.03%*POWER([.B168];1.5)*25000)" office:value-type="string" office:string-value="" calcext:value-type="error">
            <text:p>#N/D</text:p>
          </table:table-cell>
          <table:table-cell/>
          <table:table-cell table:formula="of:=AND([.B168]&gt;15;[.C16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15" calcext:value-type="date">
            <text:p>15.09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formula="of:=COM.MICROSOFT.IFS([.C169]&gt;0;700*[.C169])" office:value-type="float" office:value="70" calcext:value-type="float">
            <text:p>70</text:p>
          </table:table-cell>
          <table:table-cell table:formula="of:=COM.MICROSOFT.IFS([.C169]=0;0.03%*POWER([.B169];1.5)*25000)" office:value-type="string" office:string-value="" calcext:value-type="error">
            <text:p>#N/D</text:p>
          </table:table-cell>
          <table:table-cell/>
          <table:table-cell table:formula="of:=AND([.B169]&gt;15;[.C169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6" calcext:value-type="date">
            <text:p>16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M.MICROSOFT.IFS([.C170]&gt;0;700*[.C170])" office:value-type="string" office:string-value="" calcext:value-type="error">
            <text:p>#N/D</text:p>
          </table:table-cell>
          <table:table-cell table:formula="of:=COM.MICROSOFT.IFS([.C170]=0;0.03%*POWER([.B170];1.5)*25000)" office:value-type="float" office:value="572.756492761103" calcext:value-type="float">
            <text:p>573</text:p>
          </table:table-cell>
          <table:table-cell/>
          <table:table-cell table:formula="of:=AND([.B170]&gt;15;[.C170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7" calcext:value-type="date">
            <text:p>17.09.2015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table:formula="of:=COM.MICROSOFT.IFS([.C171]&gt;0;700*[.C171])" office:value-type="float" office:value="350" calcext:value-type="float">
            <text:p>350</text:p>
          </table:table-cell>
          <table:table-cell table:formula="of:=COM.MICROSOFT.IFS([.C171]=0;0.03%*POWER([.B171];1.5)*25000)" office:value-type="string" office:string-value="" calcext:value-type="error">
            <text:p>#N/D</text:p>
          </table:table-cell>
          <table:table-cell/>
          <table:table-cell table:formula="of:=AND([.B171]&gt;15;[.C171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8" calcext:value-type="date">
            <text:p>18.09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COM.MICROSOFT.IFS([.C172]&gt;0;700*[.C172])" office:value-type="string" office:string-value="" calcext:value-type="error">
            <text:p>#N/D</text:p>
          </table:table-cell>
          <table:table-cell table:formula="of:=COM.MICROSOFT.IFS([.C172]=0;0.03%*POWER([.B172];1.5)*25000)" office:value-type="float" office:value="480" calcext:value-type="float">
            <text:p>480</text:p>
          </table:table-cell>
          <table:table-cell/>
          <table:table-cell table:formula="of:=AND([.B172]&gt;15;[.C172]&lt;=0.6)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15-09-19" calcext:value-type="date">
            <text:p>19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IFS([.C173]&gt;0;700*[.C173])" office:value-type="string" office:string-value="" calcext:value-type="error">
            <text:p>#N/D</text:p>
          </table:table-cell>
          <table:table-cell table:formula="of:=COM.MICROSOFT.IFS([.C173]=0;0.03%*POWER([.B173];1.5)*25000)" office:value-type="float" office:value="435.710626448334" calcext:value-type="float">
            <text:p>436</text:p>
          </table:table-cell>
          <table:table-cell/>
          <table:table-cell table:formula="of:=AND([.B173]&gt;15;[.C17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0" calcext:value-type="date">
            <text:p>20.09.20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COM.MICROSOFT.IFS([.C174]&gt;0;700*[.C174])" office:value-type="float" office:value="1400" calcext:value-type="float">
            <text:p>1400</text:p>
          </table:table-cell>
          <table:table-cell table:formula="of:=COM.MICROSOFT.IFS([.C174]=0;0.03%*POWER([.B174];1.5)*25000)" office:value-type="string" office:string-value="" calcext:value-type="error">
            <text:p>#N/D</text:p>
          </table:table-cell>
          <table:table-cell/>
          <table:table-cell table:formula="of:=AND([.B174]&gt;15;[.C174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1" calcext:value-type="date">
            <text:p>21.09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175]&gt;0;700*[.C175])" office:value-type="string" office:string-value="" calcext:value-type="error">
            <text:p>#N/D</text:p>
          </table:table-cell>
          <table:table-cell table:formula="of:=COM.MICROSOFT.IFS([.C175]=0;0.03%*POWER([.B175];1.5)*25000)" office:value-type="float" office:value="311.769145362398" calcext:value-type="float">
            <text:p>312</text:p>
          </table:table-cell>
          <table:table-cell/>
          <table:table-cell table:formula="of:=AND([.B175]&gt;15;[.C175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2" calcext:value-type="date">
            <text:p>22.09.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M.MICROSOFT.IFS([.C176]&gt;0;700*[.C176])" office:value-type="string" office:string-value="" calcext:value-type="error">
            <text:p>#N/D</text:p>
          </table:table-cell>
          <table:table-cell table:formula="of:=COM.MICROSOFT.IFS([.C176]=0;0.03%*POWER([.B176];1.5)*25000)" office:value-type="float" office:value="351.541249357739" calcext:value-type="float">
            <text:p>352</text:p>
          </table:table-cell>
          <table:table-cell/>
          <table:table-cell table:formula="of:=AND([.B176]&gt;15;[.C176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3" calcext:value-type="date">
            <text:p>23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IFS([.C177]&gt;0;700*[.C177])" office:value-type="string" office:string-value="" calcext:value-type="error">
            <text:p>#N/D</text:p>
          </table:table-cell>
          <table:table-cell table:formula="of:=COM.MICROSOFT.IFS([.C177]=0;0.03%*POWER([.B177];1.5)*25000)" office:value-type="float" office:value="435.710626448334" calcext:value-type="float">
            <text:p>436</text:p>
          </table:table-cell>
          <table:table-cell/>
          <table:table-cell table:formula="of:=AND([.B177]&gt;15;[.C177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4" calcext:value-type="date">
            <text:p>24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IFS([.C178]&gt;0;700*[.C178])" office:value-type="string" office:string-value="" calcext:value-type="error">
            <text:p>#N/D</text:p>
          </table:table-cell>
          <table:table-cell table:formula="of:=COM.MICROSOFT.IFS([.C178]=0;0.03%*POWER([.B178];1.5)*25000)" office:value-type="float" office:value="435.710626448334" calcext:value-type="float">
            <text:p>436</text:p>
          </table:table-cell>
          <table:table-cell/>
          <table:table-cell table:formula="of:=AND([.B178]&gt;15;[.C178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5" calcext:value-type="date">
            <text:p>25.09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IFS([.C179]&gt;0;700*[.C179])" office:value-type="string" office:string-value="" calcext:value-type="error">
            <text:p>#N/D</text:p>
          </table:table-cell>
          <table:table-cell table:formula="of:=COM.MICROSOFT.IFS([.C179]=0;0.03%*POWER([.B179];1.5)*25000)" office:value-type="float" office:value="392.874025611264" calcext:value-type="float">
            <text:p>393</text:p>
          </table:table-cell>
          <table:table-cell/>
          <table:table-cell table:formula="of:=AND([.B179]&gt;15;[.C179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6" calcext:value-type="date">
            <text:p>26.09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IFS([.C180]&gt;0;700*[.C180])" office:value-type="string" office:string-value="" calcext:value-type="error">
            <text:p>#N/D</text:p>
          </table:table-cell>
          <table:table-cell table:formula="of:=COM.MICROSOFT.IFS([.C180]=0;0.03%*POWER([.B180];1.5)*25000)" office:value-type="float" office:value="311.769145362398" calcext:value-type="float">
            <text:p>312</text:p>
          </table:table-cell>
          <table:table-cell/>
          <table:table-cell table:formula="of:=AND([.B180]&gt;15;[.C180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7" calcext:value-type="date">
            <text:p>27.09.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IFS([.C181]&gt;0;700*[.C181])" office:value-type="string" office:string-value="" calcext:value-type="error">
            <text:p>#N/D</text:p>
          </table:table-cell>
          <table:table-cell table:formula="of:=COM.MICROSOFT.IFS([.C181]=0;0.03%*POWER([.B181];1.5)*25000)" office:value-type="float" office:value="273.62154520432" calcext:value-type="float">
            <text:p>274</text:p>
          </table:table-cell>
          <table:table-cell/>
          <table:table-cell table:formula="of:=AND([.B181]&gt;15;[.C181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182]&gt;0;700*[.C182])" office:value-type="string" office:string-value="" calcext:value-type="error">
            <text:p>#N/D</text:p>
          </table:table-cell>
          <table:table-cell table:formula="of:=COM.MICROSOFT.IFS([.C182]=0;0.03%*POWER([.B182];1.5)*25000)" office:value-type="float" office:value="237.170824512628" calcext:value-type="float">
            <text:p>237</text:p>
          </table:table-cell>
          <table:table-cell/>
          <table:table-cell table:formula="of:=AND([.B182]&gt;15;[.C182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29" calcext:value-type="date">
            <text:p>29.09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183]&gt;0;700*[.C183])" office:value-type="string" office:string-value="" calcext:value-type="error">
            <text:p>#N/D</text:p>
          </table:table-cell>
          <table:table-cell table:formula="of:=COM.MICROSOFT.IFS([.C183]=0;0.03%*POWER([.B183];1.5)*25000)" office:value-type="float" office:value="237.170824512628" calcext:value-type="float">
            <text:p>237</text:p>
          </table:table-cell>
          <table:table-cell/>
          <table:table-cell table:formula="of:=AND([.B183]&gt;15;[.C183]&lt;=0.6)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15-09-30" calcext:value-type="date">
            <text:p>30.09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IFS([.C184]&gt;0;700*[.C184])" office:value-type="string" office:string-value="" calcext:value-type="error">
            <text:p>#N/D</text:p>
          </table:table-cell>
          <table:table-cell table:formula="of:=COM.MICROSOFT.IFS([.C184]=0;0.03%*POWER([.B184];1.5)*25000)" office:value-type="float" office:value="237.170824512628" calcext:value-type="float">
            <text:p>237</text:p>
          </table:table-cell>
          <table:table-cell/>
          <table:table-cell table:formula="of:=AND([.B184]&gt;15;[.C184]&lt;=0.6)"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08:12:06.2525155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7:40:28.829950277</meta:creation-date>
    <meta:generator>LibreOffice/7.0.6.2$Linux_X86_64 LibreOffice_project/00$Build-2</meta:generator>
    <dc:date>2022-10-06T08:18:22.537939892</dc:date>
    <meta:editing-duration>PT22M40S</meta:editing-duration>
    <meta:editing-cycles>3</meta:editing-cycles>
    <meta:document-statistic meta:table-count="1" meta:cell-count="1109" meta:object-count="0"/>
  </office:meta>
</office:document-meta>
</file>